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4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Micro Hei" style:font-weight-asian="bold" style:font-name-complex="Lohit Hindi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1" table:default-cell-style-name="ce2"/>
        <table:table-column table:style-name="co2" table:number-columns-repeated="993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string">
            <text:p>J_{0}(x)</text:p>
          </table:table-cell>
          <table:table-cell table:style-name="ce3" office:value-type="string">
            <text:p>J_{1}(x)</text:p>
          </table:table-cell>
          <table:table-cell table:style-name="ce3" office:value-type="string">
            <text:p>J_{2}(x)</text:p>
          </table:table-cell>
          <table:table-cell table:style-name="ce3" office:value-type="string">
            <text:p>J_{3}(x)</text:p>
          </table:table-cell>
          <table:table-cell table:style-name="ce1" office:value-type="string">
            <text:p>J_{4}(x)</text:p>
          </table:table-cell>
          <table:table-cell table:style-name="ce3" office:value-type="string">
            <text:p>J_{5}(x)</text:p>
          </table:table-cell>
          <table:table-cell table:style-name="ce1" office:value-type="string">
            <text:p>J_{6}(x)</text:p>
          </table:table-cell>
          <table:table-cell table:style-name="ce3" office:value-type="string">
            <text:p>J_{7}(x)</text:p>
          </table:table-cell>
          <table:table-cell table:style-name="ce1" office:value-type="string">
            <text:p>J_{8}(x)</text:p>
          </table:table-cell>
          <table:table-cell table:style-name="ce3" office:value-type="string">
            <text:p>J_{9}(x)</text:p>
          </table:table-cell>
          <table:table-cell table:style-name="ce1" office:value-type="string">
            <text:p>J_{10}(x)</text:p>
          </table:table-cell>
          <table:table-cell table:style-name="ce3" office:value-type="string">
            <text:p>J_{11}(x)</text:p>
          </table:table-cell>
          <table:table-cell table:style-name="ce3" office:value-type="string">
            <text:p>J_{12}(x)</text:p>
          </table:table-cell>
          <table:table-cell table:style-name="ce3" office:value-type="string">
            <text:p>J_{13}(x)</text:p>
          </table:table-cell>
          <table:table-cell table:style-name="ce3" office:value-type="string">
            <text:p>J_{14}(x)</text:p>
          </table:table-cell>
          <table:table-cell table:style-name="ce3" office:value-type="string">
            <text:p>J_{15}(x)</text:p>
          </table:table-cell>
          <table:table-cell table:style-name="ce3" office:value-type="string">
            <text:p>J_{16}(x)</text:p>
          </table:table-cell>
          <table:table-cell table:style-name="ce3" office:value-type="string">
            <text:p>J_{17}(x)</text:p>
          </table:table-cell>
          <table:table-cell table:style-name="ce3" office:value-type="string">
            <text:p>J_{18}(x)</text:p>
          </table:table-cell>
          <table:table-cell table:style-name="ce3" office:value-type="string">
            <text:p>J_{19}(x)</text:p>
          </table:table-cell>
          <table:table-cell table:style-name="ce3" office:value-type="string">
            <text:p>J_{20}(x)</text:p>
          </table:table-cell>
          <table:table-cell table:style-name="ce3" table:number-columns-repeated="993"/>
          <table:table-cell table:style-name="ce4" table:number-columns-repeated="10"/>
        </table:table-row>
        <table:table-row table:style-name="ro1">
          <table:table-cell office:value-type="float" office:value="2.40482555769577">
            <text:p>2.404825557695770</text:p>
          </table:table-cell>
          <table:table-cell office:value-type="float" office:value="3.83170597020751">
            <text:p>3.831705970207510</text:p>
          </table:table-cell>
          <table:table-cell office:value-type="float" office:value="5.13562230184068">
            <text:p>5.135622301840680</text:p>
          </table:table-cell>
          <table:table-cell office:value-type="float" office:value="6.38016189592398">
            <text:p>6.380161895923980</text:p>
          </table:table-cell>
          <table:table-cell office:value-type="float" office:value="7.5883424345038">
            <text:p>7.588342434503800</text:p>
          </table:table-cell>
          <table:table-cell office:value-type="float" office:value="8.77148381595995">
            <text:p>8.771483815959950</text:p>
          </table:table-cell>
          <table:table-cell office:value-type="float" office:value="9.93610952421768">
            <text:p>9.936109524217680</text:p>
          </table:table-cell>
          <table:table-cell office:value-type="float" office:value="11.0863700192451">
            <text:p>11.086370019245100</text:p>
          </table:table-cell>
          <table:table-cell office:value-type="float" office:value="12.2250922640046">
            <text:p>12.225092264004600</text:p>
          </table:table-cell>
          <table:table-cell office:value-type="float" office:value="13.3543004774352">
            <text:p>13.354300477435200</text:p>
          </table:table-cell>
          <table:table-cell office:value-type="float" office:value="14.4755006865547">
            <text:p>14.475500686554700</text:p>
          </table:table-cell>
          <table:table-cell office:value-type="float" office:value="15.5898478844555">
            <text:p>15.589847884455500</text:p>
          </table:table-cell>
          <table:table-cell office:value-type="float" office:value="16.6982499338482">
            <text:p>16.698249933848200</text:p>
          </table:table-cell>
          <table:table-cell office:value-type="float" office:value="17.8014351532824">
            <text:p>17.801435153282400</text:p>
          </table:table-cell>
          <table:table-cell office:value-type="float" office:value="18.899997953174">
            <text:p>18.899997953174000</text:p>
          </table:table-cell>
          <table:table-cell office:value-type="float" office:value="19.9944306298164">
            <text:p>19.994430629816400</text:p>
          </table:table-cell>
          <table:table-cell office:value-type="float" office:value="21.0851461130647">
            <text:p>21.085146113064700</text:p>
          </table:table-cell>
          <table:table-cell office:value-type="float" office:value="22.1724946188263">
            <text:p>22.172494618826300</text:p>
          </table:table-cell>
          <table:table-cell office:value-type="float" office:value="23.25677608511">
            <text:p>23.256776085110000</text:p>
          </table:table-cell>
          <table:table-cell office:value-type="float" office:value="24.3382496234072">
            <text:p>24.338249623407200</text:p>
          </table:table-cell>
          <table:table-cell office:value-type="float" office:value="25.4171408140725">
            <text:p>25.417140814072500</text:p>
          </table:table-cell>
          <table:table-cell table:number-columns-repeated="1003"/>
        </table:table-row>
        <table:table-row table:style-name="ro1">
          <table:table-cell office:value-type="float" office:value="5.52007811028631">
            <text:p>5.520078110286310</text:p>
          </table:table-cell>
          <table:table-cell office:value-type="float" office:value="7.01558666981561">
            <text:p>7.015586669815610</text:p>
          </table:table-cell>
          <table:table-cell office:value-type="float" office:value="8.41724414039986">
            <text:p>8.417244140399860</text:p>
          </table:table-cell>
          <table:table-cell office:value-type="float" office:value="9.76102312998167">
            <text:p>9.761023129981670</text:p>
          </table:table-cell>
          <table:table-cell office:value-type="float" office:value="11.0647094885012">
            <text:p>11.064709488501200</text:p>
          </table:table-cell>
          <table:table-cell office:value-type="float" office:value="12.3386041974669">
            <text:p>12.338604197466900</text:p>
          </table:table-cell>
          <table:table-cell office:value-type="float" office:value="13.5892901705412">
            <text:p>13.589290170541200</text:p>
          </table:table-cell>
          <table:table-cell office:value-type="float" office:value="14.8212687270132">
            <text:p>14.821268727013200</text:p>
          </table:table-cell>
          <table:table-cell office:value-type="float" office:value="16.0377741908877">
            <text:p>16.037774190887700</text:p>
          </table:table-cell>
          <table:table-cell office:value-type="float" office:value="17.2412203824891">
            <text:p>17.241220382489100</text:p>
          </table:table-cell>
          <table:table-cell office:value-type="float" office:value="18.4334636669666">
            <text:p>18.433463666966600</text:p>
          </table:table-cell>
          <table:table-cell office:value-type="float" office:value="19.6159669039669">
            <text:p>19.615966903966900</text:p>
          </table:table-cell>
          <table:table-cell office:value-type="float" office:value="20.7899063600784">
            <text:p>20.789906360078400</text:p>
          </table:table-cell>
          <table:table-cell office:value-type="float" office:value="21.9562440678363">
            <text:p>21.956244067836300</text:p>
          </table:table-cell>
          <table:table-cell office:value-type="float" office:value="23.1157783472528">
            <text:p>23.115778347252800</text:p>
          </table:table-cell>
          <table:table-cell office:value-type="float" office:value="24.2691800262089">
            <text:p>24.269180026208900</text:p>
          </table:table-cell>
          <table:table-cell office:value-type="float" office:value="25.4170190063428">
            <text:p>25.417019006342800</text:p>
          </table:table-cell>
          <table:table-cell office:value-type="float" office:value="26.5597841380254">
            <text:p>26.559784138025400</text:p>
          </table:table-cell>
          <table:table-cell office:value-type="float" office:value="27.6978983508553">
            <text:p>27.697898350855300</text:p>
          </table:table-cell>
          <table:table-cell office:value-type="float" office:value="28.8317303513009">
            <text:p>28.831730351300900</text:p>
          </table:table-cell>
          <table:table-cell office:value-type="float" office:value="29.9616037916252">
            <text:p>29.961603791625200</text:p>
          </table:table-cell>
          <table:table-cell table:number-columns-repeated="1003"/>
        </table:table-row>
        <table:table-row table:style-name="ro1">
          <table:table-cell office:value-type="float" office:value="8.65372791291101">
            <text:p>8.653727912911010</text:p>
          </table:table-cell>
          <table:table-cell office:value-type="float" office:value="10.1734681350627">
            <text:p>10.173468135062700</text:p>
          </table:table-cell>
          <table:table-cell office:value-type="float" office:value="11.6198411721491">
            <text:p>11.619841172149100</text:p>
          </table:table-cell>
          <table:table-cell office:value-type="float" office:value="13.0152007216984">
            <text:p>13.015200721698400</text:p>
          </table:table-cell>
          <table:table-cell office:value-type="float" office:value="14.3725366716176">
            <text:p>14.372536671617600</text:p>
          </table:table-cell>
          <table:table-cell office:value-type="float" office:value="15.7001740797117">
            <text:p>15.700174079711700</text:p>
          </table:table-cell>
          <table:table-cell office:value-type="float" office:value="17.003819667816">
            <text:p>17.003819667816000</text:p>
          </table:table-cell>
          <table:table-cell office:value-type="float" office:value="18.2875828324817">
            <text:p>18.287582832481700</text:p>
          </table:table-cell>
          <table:table-cell office:value-type="float" office:value="19.5545364309971">
            <text:p>19.554536430997100</text:p>
          </table:table-cell>
          <table:table-cell office:value-type="float" office:value="20.8070477892641">
            <text:p>20.807047789264100</text:p>
          </table:table-cell>
          <table:table-cell office:value-type="float" office:value="22.0469853646978">
            <text:p>22.046985364697800</text:p>
          </table:table-cell>
          <table:table-cell office:value-type="float" office:value="23.2758537262634">
            <text:p>23.275853726263400</text:p>
          </table:table-cell>
          <table:table-cell office:value-type="float" office:value="24.4948850438813">
            <text:p>24.494885043881300</text:p>
          </table:table-cell>
          <table:table-cell office:value-type="float" office:value="25.7051030539247">
            <text:p>25.705103053924700</text:p>
          </table:table-cell>
          <table:table-cell office:value-type="float" office:value="26.9073689761821">
            <text:p>26.907368976182100</text:p>
          </table:table-cell>
          <table:table-cell office:value-type="float" office:value="28.1024152316678">
            <text:p>28.102415231667800</text:p>
          </table:table-cell>
          <table:table-cell office:value-type="float" office:value="29.2908706963134">
            <text:p>29.290870696313400</text:p>
          </table:table-cell>
          <table:table-cell office:value-type="float" office:value="30.4732799463335">
            <text:p>30.473279946333500</text:p>
          </table:table-cell>
          <table:table-cell office:value-type="float" office:value="31.650118151857">
            <text:p>31.650118151857000</text:p>
          </table:table-cell>
          <table:table-cell office:value-type="float" office:value="32.8218027618736">
            <text:p>32.821802761873600</text:p>
          </table:table-cell>
          <table:table-cell office:value-type="float" office:value="33.9887027852352">
            <text:p>33.988702785235200</text:p>
          </table:table-cell>
          <table:table-cell table:number-columns-repeated="1003"/>
        </table:table-row>
        <table:table-row table:style-name="ro1">
          <table:table-cell office:value-type="float" office:value="11.7915344390143">
            <text:p>11.791534439014300</text:p>
          </table:table-cell>
          <table:table-cell office:value-type="float" office:value="13.3236919363142">
            <text:p>13.323691936314200</text:p>
          </table:table-cell>
          <table:table-cell office:value-type="float" office:value="14.7959517823513">
            <text:p>14.795951782351300</text:p>
          </table:table-cell>
          <table:table-cell office:value-type="float" office:value="16.2234661603188">
            <text:p>16.223466160318800</text:p>
          </table:table-cell>
          <table:table-cell office:value-type="float" office:value="17.6159660498048">
            <text:p>17.615966049804800</text:p>
          </table:table-cell>
          <table:table-cell office:value-type="float" office:value="18.9801338751799">
            <text:p>18.980133875179900</text:p>
          </table:table-cell>
          <table:table-cell office:value-type="float" office:value="20.3207892135665">
            <text:p>20.320789213566500</text:p>
          </table:table-cell>
          <table:table-cell office:value-type="float" office:value="21.6415410198484">
            <text:p>21.641541019848400</text:p>
          </table:table-cell>
          <table:table-cell office:value-type="float" office:value="22.9451731318746">
            <text:p>22.945173131874600</text:p>
          </table:table-cell>
          <table:table-cell office:value-type="float" office:value="24.2338852577506">
            <text:p>24.233885257750600</text:p>
          </table:table-cell>
          <table:table-cell office:value-type="float" office:value="25.5094505541828">
            <text:p>25.509450554182800</text:p>
          </table:table-cell>
          <table:table-cell office:value-type="float" office:value="26.7733225455095">
            <text:p>26.773322545509500</text:p>
          </table:table-cell>
          <table:table-cell office:value-type="float" office:value="28.0267099499731">
            <text:p>28.026709949973100</text:p>
          </table:table-cell>
          <table:table-cell office:value-type="float" office:value="29.2706304418748">
            <text:p>29.270630441874800</text:p>
          </table:table-cell>
          <table:table-cell office:value-type="float" office:value="30.505950163896">
            <text:p>30.505950163896000</text:p>
          </table:table-cell>
          <table:table-cell office:value-type="float" office:value="31.7334133443746">
            <text:p>31.733413344374600</text:p>
          </table:table-cell>
          <table:table-cell office:value-type="float" office:value="32.9536648850687">
            <text:p>32.953664885068700</text:p>
          </table:table-cell>
          <table:table-cell office:value-type="float" office:value="34.1672678538405">
            <text:p>34.167267853840500</text:p>
          </table:table-cell>
          <table:table-cell office:value-type="float" office:value="35.3747172179549">
            <text:p>35.374717217954900</text:p>
          </table:table-cell>
          <table:table-cell office:value-type="float" office:value="36.5764507589996">
            <text:p>36.576450758999600</text:p>
          </table:table-cell>
          <table:table-cell office:value-type="float" office:value="37.772857844399">
            <text:p>37.772857844399000</text:p>
          </table:table-cell>
          <table:table-cell table:number-columns-repeated="1003"/>
        </table:table-row>
        <table:table-row table:style-name="ro1">
          <table:table-cell office:value-type="float" office:value="14.9309177084878">
            <text:p>14.930917708487800</text:p>
          </table:table-cell>
          <table:table-cell office:value-type="float" office:value="16.4706300508776">
            <text:p>16.470630050877600</text:p>
          </table:table-cell>
          <table:table-cell office:value-type="float" office:value="17.9598194949878">
            <text:p>17.959819494987800</text:p>
          </table:table-cell>
          <table:table-cell office:value-type="float" office:value="19.409415226435">
            <text:p>19.409415226435000</text:p>
          </table:table-cell>
          <table:table-cell office:value-type="float" office:value="20.8269329569624">
            <text:p>20.826932956962400</text:p>
          </table:table-cell>
          <table:table-cell office:value-type="float" office:value="22.2177998965613">
            <text:p>22.217799896561300</text:p>
          </table:table-cell>
          <table:table-cell office:value-type="float" office:value="23.5860844355814">
            <text:p>23.586084435581400</text:p>
          </table:table-cell>
          <table:table-cell office:value-type="float" office:value="24.934927887673">
            <text:p>24.934927887673000</text:p>
          </table:table-cell>
          <table:table-cell office:value-type="float" office:value="26.2668146411766">
            <text:p>26.266814641176600</text:p>
          </table:table-cell>
          <table:table-cell office:value-type="float" office:value="27.583748963573">
            <text:p>27.583748963573000</text:p>
          </table:table-cell>
          <table:table-cell office:value-type="float" office:value="28.8873750635305">
            <text:p>28.887375063530500</text:p>
          </table:table-cell>
          <table:table-cell office:value-type="float" office:value="30.1790611787849">
            <text:p>30.179061178784900</text:p>
          </table:table-cell>
          <table:table-cell office:value-type="float" office:value="31.459960035318">
            <text:p>31.459960035318000</text:p>
          </table:table-cell>
          <table:table-cell office:value-type="float" office:value="32.7310533109784">
            <text:p>32.731053310978400</text:p>
          </table:table-cell>
          <table:table-cell office:value-type="float" office:value="33.9931849847815">
            <text:p>33.993184984781500</text:p>
          </table:table-cell>
          <table:table-cell office:value-type="float" office:value="35.2470867857933">
            <text:p>35.247086785793300</text:p>
          </table:table-cell>
          <table:table-cell office:value-type="float" office:value="36.4933979124465">
            <text:p>36.493397912446500</text:p>
          </table:table-cell>
          <table:table-cell office:value-type="float" office:value="37.7326805220541">
            <text:p>37.732680522054100</text:p>
          </table:table-cell>
          <table:table-cell office:value-type="float" office:value="38.965432047654">
            <text:p>38.965432047654000</text:p>
          </table:table-cell>
          <table:table-cell office:value-type="float" office:value="40.1920951008371">
            <text:p>40.192095100837100</text:p>
          </table:table-cell>
          <table:table-cell office:value-type="float" office:value="41.4130655138926">
            <text:p>41.413065513892600</text:p>
          </table:table-cell>
          <table:table-cell table:number-columns-repeated="1003"/>
        </table:table-row>
        <table:table-row table:style-name="ro1">
          <table:table-cell office:value-type="float" office:value="18.0710639679109">
            <text:p>18.071063967910900</text:p>
          </table:table-cell>
          <table:table-cell office:value-type="float" office:value="19.6158585104682">
            <text:p>19.615858510468200</text:p>
          </table:table-cell>
          <table:table-cell office:value-type="float" office:value="21.1169970530219">
            <text:p>21.116997053021900</text:p>
          </table:table-cell>
          <table:table-cell office:value-type="float" office:value="22.5827295931044">
            <text:p>22.582729593104400</text:p>
          </table:table-cell>
          <table:table-cell office:value-type="float" office:value="24.0190195247711">
            <text:p>24.019019524771100</text:p>
          </table:table-cell>
          <table:table-cell office:value-type="float" office:value="25.4303411542227">
            <text:p>25.430341154222700</text:p>
          </table:table-cell>
          <table:table-cell office:value-type="float" office:value="26.8201519834114">
            <text:p>26.820151983411400</text:p>
          </table:table-cell>
          <table:table-cell office:value-type="float" office:value="28.1911884594832">
            <text:p>28.191188459483200</text:p>
          </table:table-cell>
          <table:table-cell office:value-type="float" office:value="29.5456596709985">
            <text:p>29.545659670998500</text:p>
          </table:table-cell>
          <table:table-cell office:value-type="float" office:value="30.8853789676967">
            <text:p>30.885378967696700</text:p>
          </table:table-cell>
          <table:table-cell office:value-type="float" office:value="32.2118561997127">
            <text:p>32.211856199712700</text:p>
          </table:table-cell>
          <table:table-cell office:value-type="float" office:value="33.5263640755886">
            <text:p>33.526364075588600</text:p>
          </table:table-cell>
          <table:table-cell office:value-type="float" office:value="34.8299869902902">
            <text:p>34.829986990290200</text:p>
          </table:table-cell>
          <table:table-cell office:value-type="float" office:value="36.1236576664488">
            <text:p>36.123657666448800</text:p>
          </table:table-cell>
          <table:table-cell office:value-type="float" office:value="37.4081851286397">
            <text:p>37.408185128639700</text:p>
          </table:table-cell>
          <table:table-cell office:value-type="float" office:value="38.6842763892896">
            <text:p>38.684276389289600</text:p>
          </table:table-cell>
          <table:table-cell office:value-type="float" office:value="39.9525534902212">
            <text:p>39.952553490221200</text:p>
          </table:table-cell>
          <table:table-cell office:value-type="float" office:value="41.213567059135">
            <text:p>41.213567059135000</text:p>
          </table:table-cell>
          <table:table-cell office:value-type="float" office:value="42.4678072133308">
            <text:p>42.467807213330800</text:p>
          </table:table-cell>
          <table:table-cell office:value-type="float" office:value="43.7157124179554">
            <text:p>43.715712417955400</text:p>
          </table:table-cell>
          <table:table-cell office:value-type="float" office:value="44.9576767484217">
            <text:p>44.957676748421700</text:p>
          </table:table-cell>
          <table:table-cell table:number-columns-repeated="1003"/>
        </table:table-row>
        <table:table-row table:style-name="ro1">
          <table:table-cell office:value-type="float" office:value="21.2116366298793">
            <text:p>21.211636629879300</text:p>
          </table:table-cell>
          <table:table-cell office:value-type="float" office:value="22.7600843805928">
            <text:p>22.760084380592800</text:p>
          </table:table-cell>
          <table:table-cell office:value-type="float" office:value="24.2701123135731">
            <text:p>24.270112313573100</text:p>
          </table:table-cell>
          <table:table-cell office:value-type="float" office:value="25.748166699295">
            <text:p>25.748166699295000</text:p>
          </table:table-cell>
          <table:table-cell office:value-type="float" office:value="27.1990877659813">
            <text:p>27.199087765981300</text:p>
          </table:table-cell>
          <table:table-cell office:value-type="float" office:value="28.6266183072911">
            <text:p>28.626618307291100</text:p>
          </table:table-cell>
          <table:table-cell office:value-type="float" office:value="30.0337223865705">
            <text:p>30.033722386570500</text:p>
          </table:table-cell>
          <table:table-cell office:value-type="float" office:value="31.4227941922656">
            <text:p>31.422794192265600</text:p>
          </table:table-cell>
          <table:table-cell office:value-type="float" office:value="32.7958000373415">
            <text:p>32.795800037341500</text:p>
          </table:table-cell>
          <table:table-cell office:value-type="float" office:value="34.1543779238551">
            <text:p>34.154377923855100</text:p>
          </table:table-cell>
          <table:table-cell office:value-type="float" office:value="35.4999092053738">
            <text:p>35.499909205373800</text:p>
          </table:table-cell>
          <table:table-cell office:value-type="float" office:value="36.8335713418949">
            <text:p>36.833571341894900</text:p>
          </table:table-cell>
          <table:table-cell office:value-type="float" office:value="38.1563775046814">
            <text:p>38.156377504681400</text:p>
          </table:table-cell>
          <table:table-cell office:value-type="float" office:value="39.4692068252439">
            <text:p>39.469206825243900</text:p>
          </table:table-cell>
          <table:table-cell office:value-type="float" office:value="40.7728278535019">
            <text:p>40.772827853501900</text:p>
          </table:table-cell>
          <table:table-cell office:value-type="float" office:value="42.0679169986568">
            <text:p>42.067916998656800</text:p>
          </table:table-cell>
          <table:table-cell office:value-type="float" office:value="43.3550732038519">
            <text:p>43.355073203851900</text:p>
          </table:table-cell>
          <table:table-cell office:value-type="float" office:value="44.6348297531127">
            <text:p>44.634829753112700</text:p>
          </table:table-cell>
          <table:table-cell office:value-type="float" office:value="45.907663866365">
            <text:p>45.907663866365000</text:p>
          </table:table-cell>
          <table:table-cell office:value-type="float" office:value="47.1740045682365">
            <text:p>47.174004568236500</text:p>
          </table:table-cell>
          <table:table-cell office:value-type="float" office:value="48.4342391952057">
            <text:p>48.434239195205700</text:p>
          </table:table-cell>
          <table:table-cell table:number-columns-repeated="1003"/>
        </table:table-row>
        <table:table-row table:style-name="ro1">
          <table:table-cell office:value-type="float" office:value="24.3524715307493">
            <text:p>24.352471530749300</text:p>
          </table:table-cell>
          <table:table-cell office:value-type="float" office:value="25.9036720876184">
            <text:p>25.903672087618400</text:p>
          </table:table-cell>
          <table:table-cell office:value-type="float" office:value="27.4205735499846">
            <text:p>27.420573549984600</text:p>
          </table:table-cell>
          <table:table-cell office:value-type="float" office:value="28.9083507809218">
            <text:p>28.908350780921800</text:p>
          </table:table-cell>
          <table:table-cell office:value-type="float" office:value="30.3710076671172">
            <text:p>30.371007667117200</text:p>
          </table:table-cell>
          <table:table-cell office:value-type="float" office:value="31.8117167240478">
            <text:p>31.811716724047800</text:p>
          </table:table-cell>
          <table:table-cell office:value-type="float" office:value="33.2330417628471">
            <text:p>33.233041762847100</text:p>
          </table:table-cell>
          <table:table-cell office:value-type="float" office:value="34.6370893520693">
            <text:p>34.637089352069300</text:p>
          </table:table-cell>
          <table:table-cell office:value-type="float" office:value="36.0256150638696">
            <text:p>36.025615063869600</text:p>
          </table:table-cell>
          <table:table-cell office:value-type="float" office:value="37.4000999771566">
            <text:p>37.400099977156600</text:p>
          </table:table-cell>
          <table:table-cell office:value-type="float" office:value="38.7618070178817">
            <text:p>38.761807017881700</text:p>
          </table:table-cell>
          <table:table-cell office:value-type="float" office:value="40.1118232709542">
            <text:p>40.111823270954200</text:p>
          </table:table-cell>
          <table:table-cell office:value-type="float" office:value="41.4510923079397">
            <text:p>41.451092307939700</text:p>
          </table:table-cell>
          <table:table-cell office:value-type="float" office:value="42.7804392654472">
            <text:p>42.780439265447200</text:p>
          </table:table-cell>
          <table:table-cell office:value-type="float" office:value="44.1005905657983">
            <text:p>44.100590565798300</text:p>
          </table:table-cell>
          <table:table-cell office:value-type="float" office:value="45.4121896147331">
            <text:p>45.412189614733100</text:p>
          </table:table-cell>
          <table:table-cell office:value-type="float" office:value="46.7158094350258">
            <text:p>46.715809435025800</text:p>
          </table:table-cell>
          <table:table-cell office:value-type="float" office:value="48.0119629360655">
            <text:p>48.011962936065500</text:p>
          </table:table-cell>
          <table:table-cell office:value-type="float" office:value="49.3011113380306">
            <text:p>49.301111338030600</text:p>
          </table:table-cell>
          <table:table-cell office:value-type="float" office:value="50.583671140024">
            <text:p>50.583671140024000</text:p>
          </table:table-cell>
          <table:table-cell office:value-type="float" office:value="51.8600199280746">
            <text:p>51.860019928074600</text:p>
          </table:table-cell>
          <table:table-cell table:number-columns-repeated="1003"/>
        </table:table-row>
        <table:table-row table:style-name="ro1">
          <table:table-cell office:value-type="float" office:value="27.4934791320402">
            <text:p>27.493479132040200</text:p>
          </table:table-cell>
          <table:table-cell office:value-type="float" office:value="29.0468285349169">
            <text:p>29.046828534916900</text:p>
          </table:table-cell>
          <table:table-cell office:value-type="float" office:value="30.5692044955164">
            <text:p>30.569204495516400</text:p>
          </table:table-cell>
          <table:table-cell office:value-type="float" office:value="32.0648524070977">
            <text:p>32.064852407097700</text:p>
          </table:table-cell>
          <table:table-cell office:value-type="float" office:value="33.5371377118192">
            <text:p>33.537137711819200</text:p>
          </table:table-cell>
          <table:table-cell office:value-type="float" office:value="34.9887812945593">
            <text:p>34.988781294559300</text:p>
          </table:table-cell>
          <table:table-cell office:value-type="float" office:value="36.4220196682585">
            <text:p>36.422019668258500</text:p>
          </table:table-cell>
          <table:table-cell office:value-type="float" office:value="37.8387173828536">
            <text:p>37.838717382853600</text:p>
          </table:table-cell>
          <table:table-cell office:value-type="float" office:value="39.2404479951781">
            <text:p>39.240447995178100</text:p>
          </table:table-cell>
          <table:table-cell office:value-type="float" office:value="40.6285537189645">
            <text:p>40.628553718964500</text:p>
          </table:table-cell>
          <table:table-cell office:value-type="float" office:value="42.0041902366718">
            <text:p>42.004190236671800</text:p>
          </table:table-cell>
          <table:table-cell office:value-type="float" office:value="43.3683609475217">
            <text:p>43.368360947521700</text:p>
          </table:table-cell>
          <table:table-cell office:value-type="float" office:value="44.7219435431912">
            <text:p>44.721943543191200</text:p>
          </table:table-cell>
          <table:table-cell office:value-type="float" office:value="46.0657109115756">
            <text:p>46.065710911575600</text:p>
          </table:table-cell>
          <table:table-cell office:value-type="float" office:value="47.4003477805432">
            <text:p>47.400347780543200</text:p>
          </table:table-cell>
          <table:table-cell office:value-type="float" office:value="48.7264641162407">
            <text:p>48.726464116240700</text:p>
          </table:table-cell>
          <table:table-cell office:value-type="float" office:value="50.0446060168425">
            <text:p>50.044606016842500</text:p>
          </table:table-cell>
          <table:table-cell office:value-type="float" office:value="51.3552646507517">
            <text:p>51.355264650751700</text:p>
          </table:table-cell>
          <table:table-cell office:value-type="float" office:value="52.6588836515202">
            <text:p>52.658883651520200</text:p>
          </table:table-cell>
          <table:table-cell office:value-type="float" office:value="53.9558652828627">
            <text:p>53.955865282862700</text:p>
          </table:table-cell>
          <table:table-cell office:value-type="float" office:value="55.2465756146393">
            <text:p>55.246575614639300</text:p>
          </table:table-cell>
          <table:table-cell table:number-columns-repeated="1003"/>
        </table:table-row>
        <table:table-row table:style-name="ro1">
          <table:table-cell office:value-type="float" office:value="30.634606468432">
            <text:p>30.634606468432000</text:p>
          </table:table-cell>
          <table:table-cell office:value-type="float" office:value="32.1896799109744">
            <text:p>32.189679910974400</text:p>
          </table:table-cell>
          <table:table-cell office:value-type="float" office:value="33.7165195092227">
            <text:p>33.716519509222700</text:p>
          </table:table-cell>
          <table:table-cell office:value-type="float" office:value="35.2186707386101">
            <text:p>35.218670738610100</text:p>
          </table:table-cell>
          <table:table-cell office:value-type="float" office:value="36.6990011287446">
            <text:p>36.699001128744600</text:p>
          </table:table-cell>
          <table:table-cell office:value-type="float" office:value="38.1598685619671">
            <text:p>38.159868561967100</text:p>
          </table:table-cell>
          <table:table-cell office:value-type="float" office:value="39.6032394160754">
            <text:p>39.603239416075400</text:p>
          </table:table-cell>
          <table:table-cell office:value-type="float" office:value="41.0307736915855">
            <text:p>41.030773691585500</text:p>
          </table:table-cell>
          <table:table-cell office:value-type="float" office:value="42.4438877432736">
            <text:p>42.443887743273600</text:p>
          </table:table-cell>
          <table:table-cell office:value-type="float" office:value="43.8438014203374">
            <text:p>43.843801420337400</text:p>
          </table:table-cell>
          <table:table-cell office:value-type="float" office:value="45.231574103535">
            <text:p>45.231574103535000</text:p>
          </table:table-cell>
          <table:table-cell office:value-type="float" office:value="46.6081326762749">
            <text:p>46.608132676274900</text:p>
          </table:table-cell>
          <table:table-cell office:value-type="float" office:value="47.9742935312691">
            <text:p>47.974293531269100</text:p>
          </table:table-cell>
          <table:table-cell office:value-type="float" office:value="49.3307800964435">
            <text:p>49.330780096443500</text:p>
          </table:table-cell>
          <table:table-cell office:value-type="float" office:value="50.6782369464799">
            <text:p>50.678236946479900</text:p>
          </table:table-cell>
          <table:table-cell office:value-type="float" office:value="52.0172412788816">
            <text:p>52.017241278881600</text:p>
          </table:table-cell>
          <table:table-cell office:value-type="float" office:value="53.3483123318529">
            <text:p>53.348312331852900</text:p>
          </table:table-cell>
          <table:table-cell office:value-type="float" office:value="54.6719191775795">
            <text:p>54.671919177579500</text:p>
          </table:table-cell>
          <table:table-cell office:value-type="float" office:value="55.9884872205543">
            <text:p>55.988487220554300</text:p>
          </table:table-cell>
          <table:table-cell office:value-type="float" office:value="57.2984036543732">
            <text:p>57.298403654373200</text:p>
          </table:table-cell>
          <table:table-cell office:value-type="float" office:value="58.6020220738467">
            <text:p>58.602022073846700</text:p>
          </table:table-cell>
          <table:table-cell table:number-columns-repeated="1003"/>
        </table:table-row>
        <table:table-row table:style-name="ro1">
          <table:table-cell office:value-type="float" office:value="33.7758202135736">
            <text:p>33.775820213573600</text:p>
          </table:table-cell>
          <table:table-cell office:value-type="float" office:value="35.3323075500839">
            <text:p>35.332307550083900</text:p>
          </table:table-cell>
          <table:table-cell office:value-type="float" office:value="36.8628565112838">
            <text:p>36.862856511283800</text:p>
          </table:table-cell>
          <table:table-cell office:value-type="float" office:value="38.3704724347569">
            <text:p>38.370472434756900</text:p>
          </table:table-cell>
          <table:table-cell office:value-type="float" office:value="39.8576273021809">
            <text:p>39.857627302180900</text:p>
          </table:table-cell>
          <table:table-cell office:value-type="float" office:value="41.3263832540474">
            <text:p>41.326383254047400</text:p>
          </table:table-cell>
          <table:table-cell office:value-type="float" office:value="42.7784816131995">
            <text:p>42.778481613199500</text:p>
          </table:table-cell>
          <table:table-cell office:value-type="float" office:value="44.2154085052613">
            <text:p>44.215408505261300</text:p>
          </table:table-cell>
          <table:table-cell office:value-type="float" office:value="45.6384441821991">
            <text:p>45.638444182199100</text:p>
          </table:table-cell>
          <table:table-cell office:value-type="float" office:value="47.048700737654">
            <text:p>47.048700737654000</text:p>
          </table:table-cell>
          <table:table-cell office:value-type="float" office:value="48.4471513872694">
            <text:p>48.447151387269400</text:p>
          </table:table-cell>
          <table:table-cell office:value-type="float" office:value="49.8346535103967">
            <text:p>49.834653510396700</text:p>
          </table:table-cell>
          <table:table-cell office:value-type="float" office:value="51.2119670041011">
            <text:p>51.211967004101100</text:p>
          </table:table-cell>
          <table:table-cell office:value-type="float" office:value="52.5797690643834">
            <text:p>52.579769064383400</text:p>
          </table:table-cell>
          <table:table-cell office:value-type="float" office:value="53.9386662091269">
            <text:p>53.938666209126900</text:p>
          </table:table-cell>
          <table:table-cell office:value-type="float" office:value="55.28920414656">
            <text:p>55.289204146560000</text:p>
          </table:table-cell>
          <table:table-cell office:value-type="float" office:value="56.631875942813">
            <text:p>56.631875942813000</text:p>
          </table:table-cell>
          <table:table-cell office:value-type="float" office:value="57.9671288334662">
            <text:p>57.967128833466200</text:p>
          </table:table-cell>
          <table:table-cell office:value-type="float" office:value="59.2953699442866">
            <text:p>59.295369944286600</text:p>
          </table:table-cell>
          <table:table-cell office:value-type="float" office:value="60.6169711271735">
            <text:p>60.616971127173500</text:p>
          </table:table-cell>
          <table:table-cell office:value-type="float" office:value="61.9322730728826">
            <text:p>61.932273072882600</text:p>
          </table:table-cell>
          <table:table-cell table:number-columns-repeated="1003"/>
        </table:table-row>
        <table:table-row table:style-name="ro1">
          <table:table-cell office:value-type="float" office:value="36.917098353664">
            <text:p>36.917098353664000</text:p>
          </table:table-cell>
          <table:table-cell office:value-type="float" office:value="38.4747662347716">
            <text:p>38.474766234771600</text:p>
          </table:table-cell>
          <table:table-cell office:value-type="float" office:value="40.0084467334782">
            <text:p>40.008446733478200</text:p>
          </table:table-cell>
          <table:table-cell office:value-type="float" office:value="41.5207196704068">
            <text:p>41.520719670406800</text:p>
          </table:table-cell>
          <table:table-cell office:value-type="float" office:value="43.0137377233544">
            <text:p>43.013737723354400</text:p>
          </table:table-cell>
          <table:table-cell office:value-type="float" office:value="44.4893191232197">
            <text:p>44.489319123219700</text:p>
          </table:table-cell>
          <table:table-cell office:value-type="float" office:value="45.9490159980426">
            <text:p>45.949015998042600</text:p>
          </table:table-cell>
          <table:table-cell office:value-type="float" office:value="47.3941657555705">
            <text:p>47.394165755570500</text:p>
          </table:table-cell>
          <table:table-cell office:value-type="float" office:value="48.8259303815539">
            <text:p>48.825930381553900</text:p>
          </table:table-cell>
          <table:table-cell office:value-type="float" office:value="50.2453269553054">
            <text:p>50.245326955305400</text:p>
          </table:table-cell>
          <table:table-cell office:value-type="float" office:value="51.6532516681659">
            <text:p>51.653251668165900</text:p>
          </table:table-cell>
          <table:table-cell office:value-type="float" office:value="53.050498959135">
            <text:p>53.050498959135000</text:p>
          </table:table-cell>
          <table:table-cell office:value-type="float" office:value="54.4377769283251">
            <text:p>54.437776928325100</text:p>
          </table:table-cell>
          <table:table-cell office:value-type="float" office:value="55.8157198763058">
            <text:p>55.815719876305800</text:p>
          </table:table-cell>
          <table:table-cell office:value-type="float" office:value="57.1848985981193">
            <text:p>57.184898598119300</text:p>
          </table:table-cell>
          <table:table-cell office:value-type="float" office:value="58.5458289043851">
            <text:p>58.545828904385100</text:p>
          </table:table-cell>
          <table:table-cell office:value-type="float" office:value="59.8989787287768">
            <text:p>59.898978728776800</text:p>
          </table:table-cell>
          <table:table-cell office:value-type="float" office:value="61.2447740981704">
            <text:p>61.244774098170400</text:p>
          </table:table-cell>
          <table:table-cell office:value-type="float" office:value="62.5836041801356">
            <text:p>62.583604180135600</text:p>
          </table:table-cell>
          <table:table-cell office:value-type="float" office:value="63.9158255761563">
            <text:p>63.915825576156300</text:p>
          </table:table-cell>
          <table:table-cell office:value-type="float" office:value="65.2417659938166">
            <text:p>65.241765993816600</text:p>
          </table:table-cell>
          <table:table-cell table:number-columns-repeated="1003"/>
        </table:table-row>
        <table:table-row table:style-name="ro1">
          <table:table-cell office:value-type="float" office:value="40.0584257646282">
            <text:p>40.058425764628200</text:p>
          </table:table-cell>
          <table:table-cell office:value-type="float" office:value="41.6170942128145">
            <text:p>41.617094212814500</text:p>
          </table:table-cell>
          <table:table-cell office:value-type="float" office:value="43.1534537783715">
            <text:p>43.153453778371500</text:p>
          </table:table-cell>
          <table:table-cell office:value-type="float" office:value="44.6697431166172">
            <text:p>44.669743116617200</text:p>
          </table:table-cell>
          <table:table-cell office:value-type="float" office:value="46.1678535129244">
            <text:p>46.167853512924400</text:p>
          </table:table-cell>
          <table:table-cell office:value-type="float" office:value="47.649399806697">
            <text:p>47.649399806697000</text:p>
          </table:table-cell>
          <table:table-cell office:value-type="float" office:value="49.1157737247643">
            <text:p>49.115773724764300</text:p>
          </table:table-cell>
          <table:table-cell office:value-type="float" office:value="50.5681846797956">
            <text:p>50.568184679795600</text:p>
          </table:table-cell>
          <table:table-cell office:value-type="float" office:value="52.0076914566869">
            <text:p>52.007691456686900</text:p>
          </table:table-cell>
          <table:table-cell office:value-type="float" office:value="53.4352271570421">
            <text:p>53.435227157042100</text:p>
          </table:table-cell>
          <table:table-cell office:value-type="float" office:value="54.8516190759634">
            <text:p>54.851619075963400</text:p>
          </table:table-cell>
          <table:table-cell office:value-type="float" office:value="56.2576047151145">
            <text:p>56.257604715114500</text:p>
          </table:table-cell>
          <table:table-cell office:value-type="float" office:value="57.653844811907">
            <text:p>57.653844811907000</text:p>
          </table:table-cell>
          <table:table-cell office:value-type="float" office:value="59.0409340372493">
            <text:p>59.040934037249300</text:p>
          </table:table-cell>
          <table:table-cell office:value-type="float" office:value="60.4194098521303">
            <text:p>60.419409852130300</text:p>
          </table:table-cell>
          <table:table-cell office:value-type="float" office:value="61.789759895945">
            <text:p>61.789759895945000</text:p>
          </table:table-cell>
          <table:table-cell office:value-type="float" office:value="63.1524281933803">
            <text:p>63.152428193380300</text:p>
          </table:table-cell>
          <table:table-cell office:value-type="float" office:value="64.5078204027352">
            <text:p>64.507820402735200</text:p>
          </table:table-cell>
          <table:table-cell office:value-type="float" office:value="65.8563082805149">
            <text:p>65.856308280514900</text:p>
          </table:table-cell>
          <table:table-cell office:value-type="float" office:value="67.1982335006616">
            <text:p>67.198233500661600</text:p>
          </table:table-cell>
          <table:table-cell office:value-type="float" office:value="68.533910938821">
            <text:p>68.533910938821000</text:p>
          </table:table-cell>
          <table:table-cell table:number-columns-repeated="1003"/>
        </table:table-row>
        <table:table-row table:style-name="ro1">
          <table:table-cell office:value-type="float" office:value="43.1997917131767">
            <text:p>43.199791713176700</text:p>
          </table:table-cell>
          <table:table-cell office:value-type="float" office:value="44.7593189976528">
            <text:p>44.759318997652800</text:p>
          </table:table-cell>
          <table:table-cell office:value-type="float" office:value="46.2979966772369">
            <text:p>46.297996677236900</text:p>
          </table:table-cell>
          <table:table-cell office:value-type="float" office:value="47.8177856915333">
            <text:p>47.817785691533300</text:p>
          </table:table-cell>
          <table:table-cell office:value-type="float" office:value="49.3203606863903">
            <text:p>49.320360686390300</text:p>
          </table:table-cell>
          <table:table-cell office:value-type="float" office:value="50.8071652030063">
            <text:p>50.807165203006300</text:p>
          </table:table-cell>
          <table:table-cell office:value-type="float" office:value="52.2794539036011">
            <text:p>52.279453903601100</text:p>
          </table:table-cell>
          <table:table-cell office:value-type="float" office:value="53.7383253719633">
            <text:p>53.738325371963300</text:p>
          </table:table-cell>
          <table:table-cell office:value-type="float" office:value="55.1847479392891">
            <text:p>55.184747939289100</text:p>
          </table:table-cell>
          <table:table-cell office:value-type="float" office:value="56.6195802665084">
            <text:p>56.619580266508400</text:p>
          </table:table-cell>
          <table:table-cell office:value-type="float" office:value="58.0435879282325">
            <text:p>58.043587928232500</text:p>
          </table:table-cell>
          <table:table-cell office:value-type="float" office:value="59.457456908388">
            <text:p>59.457456908388000</text:p>
          </table:table-cell>
          <table:table-cell office:value-type="float" office:value="60.8618046824805">
            <text:p>60.861804682480500</text:p>
          </table:table-cell>
          <table:table-cell office:value-type="float" office:value="62.2571893937317">
            <text:p>62.257189393731700</text:p>
          </table:table-cell>
          <table:table-cell office:value-type="float" office:value="63.6441175089623">
            <text:p>63.644117508962300</text:p>
          </table:table-cell>
          <table:table-cell office:value-type="float" office:value="65.0230502510422">
            <text:p>65.023050251042200</text:p>
          </table:table-cell>
          <table:table-cell office:value-type="float" office:value="66.3944090385883">
            <text:p>66.394409038588300</text:p>
          </table:table-cell>
          <table:table-cell office:value-type="float" office:value="67.7585801138869">
            <text:p>67.758580113886900</text:p>
          </table:table-cell>
          <table:table-cell office:value-type="float" office:value="69.115918502286">
            <text:p>69.115918502286000</text:p>
          </table:table-cell>
          <table:table-cell office:value-type="float" office:value="70.466751417355">
            <text:p>70.466751417355000</text:p>
          </table:table-cell>
          <table:table-cell office:value-type="float" office:value="71.8113812037196">
            <text:p>71.811381203719600</text:p>
          </table:table-cell>
          <table:table-cell table:number-columns-repeated="1003"/>
        </table:table-row>
        <table:table-row table:style-name="ro1">
          <table:table-cell office:value-type="float" office:value="46.3411883716618">
            <text:p>46.341188371661800</text:p>
          </table:table-cell>
          <table:table-cell office:value-type="float" office:value="47.9014608871855">
            <text:p>47.901460887185500</text:p>
          </table:table-cell>
          <table:table-cell office:value-type="float" office:value="49.4421641104169">
            <text:p>49.442164110416900</text:p>
          </table:table-cell>
          <table:table-cell office:value-type="float" office:value="50.9650299062052">
            <text:p>50.965029906205200</text:p>
          </table:table-cell>
          <table:table-cell office:value-type="float" office:value="52.471551398458">
            <text:p>52.471551398458000</text:p>
          </table:table-cell>
          <table:table-cell office:value-type="float" office:value="53.9630265583781">
            <text:p>53.963026558378100</text:p>
          </table:table-cell>
          <table:table-cell office:value-type="float" office:value="55.4405920688532">
            <text:p>55.440592068853200</text:p>
          </table:table-cell>
          <table:table-cell office:value-type="float" office:value="56.9052499919788">
            <text:p>56.905249991978800</text:p>
          </table:table-cell>
          <table:table-cell office:value-type="float" office:value="58.3578890252697">
            <text:p>58.357889025269700</text:p>
          </table:table-cell>
          <table:table-cell office:value-type="float" office:value="59.7993016309602">
            <text:p>59.799301630960200</text:p>
          </table:table-cell>
          <table:table-cell office:value-type="float" office:value="61.2301979772927">
            <text:p>61.230197977292700</text:p>
          </table:table-cell>
          <table:table-cell office:value-type="float" office:value="62.6512173882029">
            <text:p>62.651217388202900</text:p>
          </table:table-cell>
          <table:table-cell office:value-type="float" office:value="64.0629378248501">
            <text:p>64.062937824850100</text:p>
          </table:table-cell>
          <table:table-cell office:value-type="float" office:value="65.4658837972321">
            <text:p>65.465883797232100</text:p>
          </table:table-cell>
          <table:table-cell office:value-type="float" office:value="66.8605330122601">
            <text:p>66.860533012260100</text:p>
          </table:table-cell>
          <table:table-cell office:value-type="float" office:value="68.2473219964208">
            <text:p>68.247321996420800</text:p>
          </table:table-cell>
          <table:table-cell office:value-type="float" office:value="69.6266508798697">
            <text:p>69.626650879869700</text:p>
          </table:table-cell>
          <table:table-cell office:value-type="float" office:value="70.9988874898542">
            <text:p>70.998887489854200</text:p>
          </table:table-cell>
          <table:table-cell office:value-type="float" office:value="72.3643708714945">
            <text:p>72.364370871494500</text:p>
          </table:table-cell>
          <table:table-cell office:value-type="float" office:value="73.7234143308358">
            <text:p>73.723414330835800</text:p>
          </table:table-cell>
          <table:table-cell office:value-type="float" office:value="75.0763080770358">
            <text:p>75.076308077035800</text:p>
          </table:table-cell>
          <table:table-cell table:number-columns-repeated="1003"/>
        </table:table-row>
        <table:table-row table:style-name="ro1">
          <table:table-cell office:value-type="float" office:value="49.4826098973978">
            <text:p>49.482609897397800</text:p>
          </table:table-cell>
          <table:table-cell office:value-type="float" office:value="51.0435351835715">
            <text:p>51.043535183571500</text:p>
          </table:table-cell>
          <table:table-cell office:value-type="float" office:value="52.586023506816">
            <text:p>52.586023506816000</text:p>
          </table:table-cell>
          <table:table-cell office:value-type="float" office:value="54.1116155698219">
            <text:p>54.111615569821900</text:p>
          </table:table-cell>
          <table:table-cell office:value-type="float" office:value="55.621650909768">
            <text:p>55.621650909768000</text:p>
          </table:table-cell>
          <table:table-cell office:value-type="float" office:value="57.1173027815042">
            <text:p>57.117302781504200</text:p>
          </table:table-cell>
          <table:table-cell office:value-type="float" office:value="58.5996056312377">
            <text:p>58.599605631237700</text:p>
          </table:table-cell>
          <table:table-cell office:value-type="float" office:value="60.069476998277">
            <text:p>60.069476998277000</text:p>
          </table:table-cell>
          <table:table-cell office:value-type="float" office:value="61.527735166816">
            <text:p>61.527735166816000</text:p>
          </table:table-cell>
          <table:table-cell office:value-type="float" office:value="62.9751135342416">
            <text:p>62.975113534241600</text:p>
          </table:table-cell>
          <table:table-cell office:value-type="float" office:value="64.4122724129244">
            <text:p>64.412272412924400</text:p>
          </table:table-cell>
          <table:table-cell office:value-type="float" office:value="65.8398088044451">
            <text:p>65.839808804445100</text:p>
          </table:table-cell>
          <table:table-cell office:value-type="float" office:value="67.2582645563413">
            <text:p>67.258264556341300</text:p>
          </table:table-cell>
          <table:table-cell office:value-type="float" office:value="68.6681332168911">
            <text:p>68.668133216891100</text:p>
          </table:table-cell>
          <table:table-cell office:value-type="float" office:value="70.0698658331965">
            <text:p>70.069865833196500</text:p>
          </table:table-cell>
          <table:table-cell office:value-type="float" office:value="71.4638758850227">
            <text:p>71.463875885022700</text:p>
          </table:table-cell>
          <table:table-cell office:value-type="float" office:value="72.8505435067542">
            <text:p>72.850543506754200</text:p>
          </table:table-cell>
          <table:table-cell office:value-type="float" office:value="74.2302191190655">
            <text:p>74.230219119065500</text:p>
          </table:table-cell>
          <table:table-cell office:value-type="float" office:value="75.6032265680973">
            <text:p>75.603226568097300</text:p>
          </table:table-cell>
          <table:table-cell office:value-type="float" office:value="76.9698658513459">
            <text:p>76.969865851345900</text:p>
          </table:table-cell>
          <table:table-cell office:value-type="float" office:value="78.3304154948432">
            <text:p>78.330415494843200</text:p>
          </table:table-cell>
          <table:table-cell table:number-columns-repeated="1003"/>
        </table:table-row>
        <table:table-row table:style-name="ro1">
          <table:table-cell office:value-type="float" office:value="52.624051841115">
            <text:p>52.624051841115000</text:p>
          </table:table-cell>
          <table:table-cell office:value-type="float" office:value="54.1855536410613">
            <text:p>54.185553641061300</text:p>
          </table:table-cell>
          <table:table-cell office:value-type="float" office:value="55.7296270532011">
            <text:p>55.729627053201100</text:p>
          </table:table-cell>
          <table:table-cell office:value-type="float" office:value="57.257651604499">
            <text:p>57.257651604499000</text:p>
          </table:table-cell>
          <table:table-cell office:value-type="float" office:value="58.7708357404592">
            <text:p>58.770835740459200</text:p>
          </table:table-cell>
          <table:table-cell office:value-type="float" office:value="60.2702450729428">
            <text:p>60.270245072942800</text:p>
          </table:table-cell>
          <table:table-cell office:value-type="float" office:value="61.7568249018768">
            <text:p>61.756824901876800</text:p>
          </table:table-cell>
          <table:table-cell office:value-type="float" office:value="63.2314183688883">
            <text:p>63.231418368888300</text:p>
          </table:table-cell>
          <table:table-cell office:value-type="float" office:value="64.6947812358187">
            <text:p>64.694781235818700</text:p>
          </table:table-cell>
          <table:table-cell office:value-type="float" office:value="66.147594024796">
            <text:p>66.147594024796000</text:p>
          </table:table-cell>
          <table:table-cell office:value-type="float" office:value="67.5904720736985">
            <text:p>67.590472073698500</text:p>
          </table:table-cell>
          <table:table-cell office:value-type="float" office:value="69.0239739284613">
            <text:p>69.023973928461300</text:p>
          </table:table-cell>
          <table:table-cell office:value-type="float" office:value="70.4486083965206">
            <text:p>70.448608396520600</text:p>
          </table:table-cell>
          <table:table-cell office:value-type="float" office:value="71.8648405135027">
            <text:p>71.864840513502700</text:p>
          </table:table-cell>
          <table:table-cell office:value-type="float" office:value="73.2730966210099">
            <text:p>73.273096621009900</text:p>
          </table:table-cell>
          <table:table-cell office:value-type="float" office:value="74.6737687121404">
            <text:p>74.673768712140400</text:p>
          </table:table-cell>
          <table:table-cell office:value-type="float" office:value="76.0672181697733">
            <text:p>76.067218169773300</text:p>
          </table:table-cell>
          <table:table-cell office:value-type="float" office:value="77.4537789981726">
            <text:p>77.453778998172600</text:p>
          </table:table-cell>
          <table:table-cell office:value-type="float" office:value="78.8337606293649">
            <text:p>78.833760629364900</text:p>
          </table:table-cell>
          <table:table-cell office:value-type="float" office:value="80.2074503707053">
            <text:p>80.207450370705300</text:p>
          </table:table-cell>
          <table:table-cell office:value-type="float" office:value="81.5751155481302">
            <text:p>81.575115548130200</text:p>
          </table:table-cell>
          <table:table-cell table:number-columns-repeated="1003"/>
        </table:table-row>
        <table:table-row table:style-name="ro1">
          <table:table-cell office:value-type="float" office:value="55.76551075502">
            <text:p>55.765510755020000</text:p>
          </table:table-cell>
          <table:table-cell office:value-type="float" office:value="57.327525437901">
            <text:p>57.327525437901000</text:p>
          </table:table-cell>
          <table:table-cell office:value-type="float" office:value="58.8730157726122">
            <text:p>58.873015772612200</text:p>
          </table:table-cell>
          <table:table-cell office:value-type="float" office:value="60.4032241384721">
            <text:p>60.403224138472100</text:p>
          </table:table-cell>
          <table:table-cell office:value-type="float" office:value="61.9192462040977">
            <text:p>61.919246204097700</text:p>
          </table:table-cell>
          <table:table-cell office:value-type="float" office:value="63.4220540458758">
            <text:p>63.422054045875800</text:p>
          </table:table-cell>
          <table:table-cell office:value-type="float" office:value="64.9125147847207">
            <text:p>64.912514784720700</text:p>
          </table:table-cell>
          <table:table-cell office:value-type="float" office:value="66.391405759533">
            <text:p>66.391405759533000</text:p>
          </table:table-cell>
          <table:table-cell office:value-type="float" office:value="67.8594269930008">
            <text:p>67.859426993000800</text:p>
          </table:table-cell>
          <table:table-cell office:value-type="float" office:value="69.3172115178951">
            <text:p>69.317211517895100</text:p>
          </table:table-cell>
          <table:table-cell office:value-type="float" office:value="70.7653339962428">
            <text:p>70.765333996242800</text:p>
          </table:table-cell>
          <table:table-cell office:value-type="float" office:value="72.2043179641183">
            <text:p>72.204317964118300</text:p>
          </table:table-cell>
          <table:table-cell office:value-type="float" office:value="73.6346419607491">
            <text:p>73.634641960749100</text:p>
          </table:table-cell>
          <table:table-cell office:value-type="float" office:value="75.0567447449741">
            <text:p>75.056744744974100</text:p>
          </table:table-cell>
          <table:table-cell office:value-type="float" office:value="76.4710297598147">
            <text:p>76.471029759814700</text:p>
          </table:table-cell>
          <table:table-cell office:value-type="float" office:value="77.8778689734864">
            <text:p>77.877868973486400</text:p>
          </table:table-cell>
          <table:table-cell office:value-type="float" office:value="79.2776062000695">
            <text:p>79.277606200069500</text:p>
          </table:table-cell>
          <table:table-cell office:value-type="float" office:value="80.6705599834547">
            <text:p>80.670559983454700</text:p>
          </table:table-cell>
          <table:table-cell office:value-type="float" office:value="82.0570261127466">
            <text:p>82.057026112746600</text:p>
          </table:table-cell>
          <table:table-cell office:value-type="float" office:value="83.4372798250795">
            <text:p>83.437279825079500</text:p>
          </table:table-cell>
          <table:table-cell office:value-type="float" office:value="84.8115777420249">
            <text:p>84.811577742024900</text:p>
          </table:table-cell>
          <table:table-cell table:number-columns-repeated="1003"/>
        </table:table-row>
        <table:table-row table:style-name="ro1">
          <table:table-cell office:value-type="float" office:value="58.9069839260809">
            <text:p>58.906983926080900</text:p>
          </table:table-cell>
          <table:table-cell office:value-type="float" office:value="60.4694578453475">
            <text:p>60.469457845347500</text:p>
          </table:table-cell>
          <table:table-cell office:value-type="float" office:value="62.0162223592177">
            <text:p>62.016222359217700</text:p>
          </table:table-cell>
          <table:table-cell office:value-type="float" office:value="63.5484021785672">
            <text:p>63.548402178567200</text:p>
          </table:table-cell>
          <table:table-cell office:value-type="float" office:value="65.0669952556956">
            <text:p>65.066995255695600</text:p>
          </table:table-cell>
          <table:table-cell office:value-type="float" office:value="66.5728918871183">
            <text:p>66.572891887118300</text:p>
          </table:table-cell>
          <table:table-cell office:value-type="float" office:value="68.0668902680387">
            <text:p>68.066890268038700</text:p>
          </table:table-cell>
          <table:table-cell office:value-type="float" office:value="69.5497092724223">
            <text:p>69.549709272422300</text:p>
          </table:table-cell>
          <table:table-cell office:value-type="float" office:value="71.0219990406205">
            <text:p>71.021999040620500</text:p>
          </table:table-cell>
          <table:table-cell office:value-type="float" office:value="72.484349817473">
            <text:p>72.484349817473000</text:p>
          </table:table-cell>
          <table:table-cell office:value-type="float" office:value="73.9372993817681">
            <text:p>73.937299381768100</text:p>
          </table:table-cell>
          <table:table-cell office:value-type="float" office:value="75.3813393321095">
            <text:p>75.381339332109500</text:p>
          </table:table-cell>
          <table:table-cell office:value-type="float" office:value="76.8169204372316">
            <text:p>76.816920437231600</text:p>
          </table:table-cell>
          <table:table-cell office:value-type="float" office:value="78.2444572154958">
            <text:p>78.244457215495800</text:p>
          </table:table-cell>
          <table:table-cell office:value-type="float" office:value="79.6643318750776">
            <text:p>79.664331875077600</text:p>
          </table:table-cell>
          <table:table-cell office:value-type="float" office:value="81.0768977206328">
            <text:p>81.076897720632800</text:p>
          </table:table-cell>
          <table:table-cell office:value-type="float" office:value="82.4824821121399">
            <text:p>82.482482112139900</text:p>
          </table:table-cell>
          <table:table-cell office:value-type="float" office:value="83.8813890458127">
            <text:p>83.881389045812700</text:p>
          </table:table-cell>
          <table:table-cell office:value-type="float" office:value="85.2739014144374">
            <text:p>85.273901414437400</text:p>
          </table:table-cell>
          <table:table-cell office:value-type="float" office:value="86.6602829944774">
            <text:p>86.660282994477400</text:p>
          </table:table-cell>
          <table:table-cell office:value-type="float" office:value="88.040780199243">
            <text:p>88.040780199243000</text:p>
          </table:table-cell>
          <table:table-cell table:number-columns-repeated="1003"/>
        </table:table-row>
        <table:table-row table:style-name="ro1">
          <table:table-cell office:value-type="float" office:value="62.0484691902272">
            <text:p>62.048469190227200</text:p>
          </table:table-cell>
          <table:table-cell office:value-type="float" office:value="63.6113566984812">
            <text:p>63.611356698481200</text:p>
          </table:table-cell>
          <table:table-cell office:value-type="float" office:value="65.1592731907578">
            <text:p>65.159273190757800</text:p>
          </table:table-cell>
          <table:table-cell office:value-type="float" office:value="66.6932416673727">
            <text:p>66.693241667372700</text:p>
          </table:table-cell>
          <table:table-cell office:value-type="float" office:value="68.214174861467">
            <text:p>68.214174861467000</text:p>
          </table:table-cell>
          <table:table-cell office:value-type="float" office:value="69.7228911617168">
            <text:p>69.722891161716800</text:p>
          </table:table-cell>
          <table:table-cell office:value-type="float" office:value="71.2201276961684">
            <text:p>71.220127696168400</text:p>
          </table:table-cell>
          <table:table-cell office:value-type="float" office:value="72.7065511724772">
            <text:p>72.706551172477200</text:p>
          </table:table-cell>
          <table:table-cell office:value-type="float" office:value="74.1827669276528">
            <text:p>74.182766927652800</text:p>
          </table:table-cell>
          <table:table-cell office:value-type="float" office:value="75.6493265360608">
            <text:p>75.649326536060800</text:p>
          </table:table-cell>
          <table:table-cell office:value-type="float" office:value="77.1067342468613">
            <text:p>77.106734246861300</text:p>
          </table:table-cell>
          <table:table-cell office:value-type="float" office:value="78.5554524637588">
            <text:p>78.555452463758800</text:p>
          </table:table-cell>
          <table:table-cell office:value-type="float" office:value="79.9959064356373">
            <text:p>79.995906435637300</text:p>
          </table:table-cell>
          <table:table-cell office:value-type="float" office:value="81.4284882926631">
            <text:p>81.428488292663100</text:p>
          </table:table-cell>
          <table:table-cell office:value-type="float" office:value="82.8535605361235">
            <text:p>82.853560536123500</text:p>
          </table:table-cell>
          <table:table-cell office:value-type="float" office:value="84.2714590697164">
            <text:p>84.271459069716400</text:p>
          </table:table-cell>
          <table:table-cell office:value-type="float" office:value="85.6824958438311">
            <text:p>85.682495843831100</text:p>
          </table:table-cell>
          <table:table-cell office:value-type="float" office:value="87.086961171532">
            <text:p>87.086961171532000</text:p>
          </table:table-cell>
          <table:table-cell office:value-type="float" office:value="88.4851257647111">
            <text:p>88.485125764711100</text:p>
          </table:table-cell>
          <table:table-cell office:value-type="float" office:value="89.8772425306423">
            <text:p>89.877242530642300</text:p>
          </table:table-cell>
          <table:table-cell office:value-type="float" office:value="91.2635481625044">
            <text:p>91.263548162504400</text:p>
          </table:table-cell>
          <table:table-cell table:number-columns-repeated="1003"/>
        </table:table-row>
        <table:table-row table:style-name="ro1">
          <table:table-cell office:value-type="float" office:value="65.1899648002069">
            <text:p>65.189964800206900</text:p>
          </table:table-cell>
          <table:table-cell office:value-type="float" office:value="66.7532267340985">
            <text:p>66.753226734098500</text:p>
          </table:table-cell>
          <table:table-cell office:value-type="float" office:value="68.3021897841835">
            <text:p>68.302189784183500</text:p>
          </table:table-cell>
          <table:table-cell office:value-type="float" office:value="69.8377884379043">
            <text:p>69.837788437904300</text:p>
          </table:table-cell>
          <table:table-cell office:value-type="float" office:value="71.360860665298">
            <text:p>71.360860665298000</text:p>
          </table:table-cell>
          <table:table-cell office:value-type="float" office:value="72.872161296912">
            <text:p>72.872161296912000</text:p>
          </table:table-cell>
          <table:table-cell office:value-type="float" office:value="74.3723731086243">
            <text:p>74.372373108624300</text:p>
          </table:table-cell>
          <table:table-cell office:value-type="float" office:value="75.8621160763224">
            <text:p>75.862116076322400</text:p>
          </table:table-cell>
          <table:table-cell office:value-type="float" office:value="77.341955156796">
            <text:p>77.341955156796000</text:p>
          </table:table-cell>
          <table:table-cell office:value-type="float" office:value="78.8124068719642">
            <text:p>78.812406871964200</text:p>
          </table:table-cell>
          <table:table-cell office:value-type="float" office:value="80.2739449139852">
            <text:p>80.273944913985200</text:p>
          </table:table-cell>
          <table:table-cell office:value-type="float" office:value="81.7270049435376">
            <text:p>81.727004943537600</text:p>
          </table:table-cell>
          <table:table-cell office:value-type="float" office:value="83.1719887188329">
            <text:p>83.171988718832900</text:p>
          </table:table-cell>
          <table:table-cell office:value-type="float" office:value="84.609267666025">
            <text:p>84.609267666025000</text:p>
          </table:table-cell>
          <table:table-cell office:value-type="float" office:value="86.0391859806859">
            <text:p>86.039185980685900</text:p>
          </table:table-cell>
          <table:table-cell office:value-type="float" office:value="87.4620633334808">
            <text:p>87.462063333480800</text:p>
          </table:table-cell>
          <table:table-cell office:value-type="float" office:value="88.8781972400693">
            <text:p>88.878197240069300</text:p>
          </table:table-cell>
          <table:table-cell office:value-type="float" office:value="90.2878651447842">
            <text:p>90.287865144784200</text:p>
          </table:table-cell>
          <table:table-cell office:value-type="float" office:value="91.691326259226">
            <text:p>91.691326259226000</text:p>
          </table:table-cell>
          <table:table-cell office:value-type="float" office:value="93.0888231900974">
            <text:p>93.088823190097400</text:p>
          </table:table-cell>
          <table:table-cell office:value-type="float" office:value="94.4805833850645">
            <text:p>94.480583385064500</text:p>
          </table:table-cell>
          <table:table-cell table:number-columns-repeated="1003"/>
        </table:table-row>
        <table:table-row table:style-name="ro1">
          <table:table-cell office:value-type="float" office:value="68.3314693298568">
            <text:p>68.331469329856800</text:p>
          </table:table-cell>
          <table:table-cell office:value-type="float" office:value="69.8950718374958">
            <text:p>69.895071837495800</text:p>
          </table:table-cell>
          <table:table-cell office:value-type="float" office:value="71.4449898663578">
            <text:p>71.444989866357800</text:p>
          </table:table-cell>
          <table:table-cell office:value-type="float" office:value="72.982080400432">
            <text:p>72.982080400432000</text:p>
          </table:table-cell>
          <table:table-cell office:value-type="float" office:value="74.5071154613964">
            <text:p>74.507115461396400</text:p>
          </table:table-cell>
          <table:table-cell office:value-type="float" office:value="76.0207934305916">
            <text:p>76.020793430591600</text:p>
          </table:table-cell>
          <table:table-cell office:value-type="float" office:value="77.5237485024235">
            <text:p>77.523748502423500</text:p>
          </table:table-cell>
          <table:table-cell office:value-type="float" office:value="79.0165586329224">
            <text:p>79.016558632922400</text:p>
          </table:table-cell>
          <table:table-cell office:value-type="float" office:value="80.4997522663317">
            <text:p>80.499752266331700</text:p>
          </table:table-cell>
          <table:table-cell office:value-type="float" office:value="81.9738140618055">
            <text:p>81.973814061805500</text:p>
          </table:table-cell>
          <table:table-cell office:value-type="float" office:value="83.4391897961057">
            <text:p>83.439189796105700</text:p>
          </table:table-cell>
          <table:table-cell office:value-type="float" office:value="84.8962905827398">
            <text:p>84.896290582739800</text:p>
          </table:table-cell>
          <table:table-cell office:value-type="float" office:value="86.3454965205341">
            <text:p>86.345496520534100</text:p>
          </table:table-cell>
          <table:table-cell office:value-type="float" office:value="87.7871598632014">
            <text:p>87.787159863201400</text:p>
          </table:table-cell>
          <table:table-cell office:value-type="float" office:value="89.2216077845836">
            <text:p>89.221607784583600</text:p>
          </table:table-cell>
          <table:table-cell office:value-type="float" office:value="90.6491448008678">
            <text:p>90.649144800867800</text:p>
          </table:table-cell>
          <table:table-cell office:value-type="float" office:value="92.070054900383">
            <text:p>92.070054900383000</text:p>
          </table:table-cell>
          <table:table-cell office:value-type="float" office:value="93.4846034229907">
            <text:p>93.484603422990700</text:p>
          </table:table-cell>
          <table:table-cell office:value-type="float" office:value="94.8930387241291">
            <text:p>94.893038724129100</text:p>
          </table:table-cell>
          <table:table-cell office:value-type="float" office:value="96.2955936529128">
            <text:p>96.295593652912800</text:p>
          </table:table-cell>
          <table:table-cell office:value-type="float" office:value="97.6924868690602">
            <text:p>97.692486869060200</text:p>
          </table:table-cell>
          <table:table-cell table:number-columns-repeated="1003"/>
        </table:table-row>
        <table:table-row table:style-name="ro1">
          <table:table-cell office:value-type="float" office:value="71.4729816035937">
            <text:p>71.472981603593700</text:p>
          </table:table-cell>
          <table:table-cell office:value-type="float" office:value="73.0368952255738">
            <text:p>73.036895225573800</text:p>
          </table:table-cell>
          <table:table-cell office:value-type="float" office:value="74.5876881736024">
            <text:p>74.587688173602400</text:p>
          </table:table-cell>
          <table:table-cell office:value-type="float" office:value="76.1261491847741">
            <text:p>76.126149184774100</text:p>
          </table:table-cell>
          <table:table-cell office:value-type="float" office:value="77.6529918153434">
            <text:p>77.652991815343400</text:p>
          </table:table-cell>
          <table:table-cell office:value-type="float" office:value="79.1688640870874">
            <text:p>79.168864087087400</text:p>
          </table:table-cell>
          <table:table-cell office:value-type="float" office:value="80.6743565986793">
            <text:p>80.674356598679300</text:p>
          </table:table-cell>
          <table:table-cell office:value-type="float" office:value="82.1700093905279">
            <text:p>82.170009390527900</text:p>
          </table:table-cell>
          <table:table-cell office:value-type="float" office:value="83.6563177895617">
            <text:p>83.656317789561700</text:p>
          </table:table-cell>
          <table:table-cell office:value-type="float" office:value="85.1337374133392">
            <text:p>85.133737413339200</text:p>
          </table:table-cell>
          <table:table-cell office:value-type="float" office:value="86.6026884767276">
            <text:p>86.602688476727600</text:p>
          </table:table-cell>
          <table:table-cell office:value-type="float" office:value="88.063559516403">
            <text:p>88.063559516403000</text:p>
          </table:table-cell>
          <table:table-cell office:value-type="float" office:value="89.5167106265643">
            <text:p>89.516710626564300</text:p>
          </table:table-cell>
          <table:table-cell office:value-type="float" office:value="90.9624762820453">
            <text:p>90.962476282045300</text:p>
          </table:table-cell>
          <table:table-cell office:value-type="float" office:value="92.401167811358">
            <text:p>92.401167811358000</text:p>
          </table:table-cell>
          <table:table-cell office:value-type="float" office:value="93.8330755712975">
            <text:p>93.833075571297500</text:p>
          </table:table-cell>
          <table:table-cell office:value-type="float" office:value="95.2584708659728">
            <text:p>95.258470865972800</text:p>
          </table:table-cell>
          <table:table-cell office:value-type="float" office:value="96.6776076460357">
            <text:p>96.677607646035700</text:p>
          </table:table-cell>
          <table:table-cell office:value-type="float" office:value="98.0907240181091">
            <text:p>98.090724018109100</text:p>
          </table:table-cell>
          <table:table-cell office:value-type="float" office:value="99.4980435896928">
            <text:p>99.498043589692800</text:p>
          </table:table-cell>
          <table:table-cell office:value-type="float" office:value="100.89977667094">
            <text:p>100.899776670940000</text:p>
          </table:table-cell>
          <table:table-cell table:number-columns-repeated="1003"/>
        </table:table-row>
        <table:table-row table:style-name="ro1">
          <table:table-cell office:value-type="float" office:value="74.6145006437019">
            <text:p>74.614500643701900</text:p>
          </table:table-cell>
          <table:table-cell office:value-type="float" office:value="76.1786995846415">
            <text:p>76.178699584641500</text:p>
          </table:table-cell>
          <table:table-cell office:value-type="float" office:value="77.7302970569789">
            <text:p>77.730297056978900</text:p>
          </table:table-cell>
          <table:table-cell office:value-type="float" office:value="79.2700213900559">
            <text:p>79.270021390055900</text:p>
          </table:table-cell>
          <table:table-cell office:value-type="float" office:value="80.7985340679237">
            <text:p>80.798534067923700</text:p>
          </table:table-cell>
          <table:table-cell office:value-type="float" office:value="82.3164379990123">
            <text:p>82.316437999012300</text:p>
          </table:table-cell>
          <table:table-cell office:value-type="float" office:value="83.8242845153919">
            <text:p>83.824284515391900</text:p>
          </table:table-cell>
          <table:table-cell office:value-type="float" office:value="85.3225793323795">
            <text:p>85.322579332379500</text:p>
          </table:table-cell>
          <table:table-cell office:value-type="float" office:value="86.8117876512671">
            <text:p>86.811787651267100</text:p>
          </table:table-cell>
          <table:table-cell office:value-type="float" office:value="88.2923385511322">
            <text:p>88.292338551132200</text:p>
          </table:table-cell>
          <table:table-cell office:value-type="float" office:value="89.7646287871791">
            <text:p>89.764628787179100</text:p>
          </table:table-cell>
          <table:table-cell office:value-type="float" office:value="91.2290260907875">
            <text:p>91.229026090787500</text:p>
          </table:table-cell>
          <table:table-cell office:value-type="float" office:value="92.6858720489112">
            <text:p>92.685872048911200</text:p>
          </table:table-cell>
          <table:table-cell office:value-type="float" office:value="94.1354846265611">
            <text:p>94.135484626561100</text:p>
          </table:table-cell>
          <table:table-cell office:value-type="float" office:value="95.5781603849971">
            <text:p>95.578160384997100</text:p>
          </table:table-cell>
          <table:table-cell office:value-type="float" office:value="97.0141764393217">
            <text:p>97.014176439321700</text:p>
          </table:table-cell>
          <table:table-cell office:value-type="float" office:value="98.4437921919384">
            <text:p>98.443792191938400</text:p>
          </table:table-cell>
          <table:table-cell office:value-type="float" office:value="99.8672508724603">
            <text:p>99.867250872460300</text:p>
          </table:table-cell>
          <table:table-cell office:value-type="float" office:value="101.284780909837">
            <text:p>101.284780909837000</text:p>
          </table:table-cell>
          <table:table-cell office:value-type="float" office:value="102.696597158509">
            <text:p>102.696597158509000</text:p>
          </table:table-cell>
          <table:table-cell office:value-type="float" office:value="104.102901997134">
            <text:p>104.102901997134000</text:p>
          </table:table-cell>
          <table:table-cell table:number-columns-repeated="1003"/>
        </table:table-row>
        <table:table-row table:style-name="ro1">
          <table:table-cell office:value-type="float" office:value="77.7560256303881">
            <text:p>77.756025630388100</text:p>
          </table:table-cell>
          <table:table-cell office:value-type="float" office:value="79.3204871754763">
            <text:p>79.320487175476300</text:p>
          </table:table-cell>
          <table:table-cell office:value-type="float" office:value="80.8728269462448">
            <text:p>80.872826946244800</text:p>
          </table:table-cell>
          <table:table-cell office:value-type="float" office:value="82.4137195472679">
            <text:p>82.413719547267900</text:p>
          </table:table-cell>
          <table:table-cell office:value-type="float" office:value="83.9437798850981">
            <text:p>83.943779885098100</text:p>
          </table:table-cell>
          <table:table-cell office:value-type="float" office:value="85.4635702983731">
            <text:p>85.463570298373100</text:p>
          </table:table-cell>
          <table:table-cell office:value-type="float" office:value="86.9736066291959">
            <text:p>86.973606629195900</text:p>
          </table:table-cell>
          <table:table-cell office:value-type="float" office:value="88.4743634218667">
            <text:p>88.474363421866700</text:p>
          </table:table-cell>
          <table:table-cell office:value-type="float" office:value="89.9662783975753">
            <text:p>89.966278397575300</text:p>
          </table:table-cell>
          <table:table-cell office:value-type="float" office:value="91.4497563246344">
            <text:p>91.449756324634400</text:p>
          </table:table-cell>
          <table:table-cell office:value-type="float" office:value="92.9251723811684">
            <text:p>92.925172381168400</text:p>
          </table:table-cell>
          <table:table-cell office:value-type="float" office:value="94.3928750893192">
            <text:p>94.392875089319200</text:p>
          </table:table-cell>
          <table:table-cell office:value-type="float" office:value="95.8531888858719">
            <text:p>95.853188885871900</text:p>
          </table:table-cell>
          <table:table-cell office:value-type="float" office:value="97.3064163828927">
            <text:p>97.306416382892700</text:p>
          </table:table-cell>
          <table:table-cell office:value-type="float" office:value="98.7528403628765">
            <text:p>98.752840362876500</text:p>
          </table:table-cell>
          <table:table-cell office:value-type="float" office:value="100.192725545543">
            <text:p>100.192725545543000</text:p>
          </table:table-cell>
          <table:table-cell office:value-type="float" office:value="101.626320157431">
            <text:p>101.626320157431000</text:p>
          </table:table-cell>
          <table:table-cell office:value-type="float" office:value="103.053857330537">
            <text:p>103.053857330537000</text:p>
          </table:table-cell>
          <table:table-cell office:value-type="float" office:value="104.475556352223">
            <text:p>104.475556352223000</text:p>
          </table:table-cell>
          <table:table-cell office:value-type="float" office:value="105.891623785257">
            <text:p>105.891623785257000</text:p>
          </table:table-cell>
          <table:table-cell office:value-type="float" office:value="107.302254474131">
            <text:p>107.302254474131000</text:p>
          </table:table-cell>
          <table:table-cell table:number-columns-repeated="1003"/>
        </table:table-row>
        <table:table-row table:style-name="ro1">
          <table:table-cell office:value-type="float" office:value="80.8975558711376">
            <text:p>80.897555871137600</text:p>
          </table:table-cell>
          <table:table-cell office:value-type="float" office:value="82.4622599143736">
            <text:p>82.462259914373600</text:p>
          </table:table-cell>
          <table:table-cell office:value-type="float" office:value="84.0152867095462">
            <text:p>84.015286709546200</text:p>
          </table:table-cell>
          <table:table-cell office:value-type="float" office:value="85.55726286883">
            <text:p>85.557262868830000</text:p>
          </table:table-cell>
          <table:table-cell office:value-type="float" office:value="87.0887614698136">
            <text:p>87.088761469813600</text:p>
          </table:table-cell>
          <table:table-cell office:value-type="float" office:value="88.6103082357963">
            <text:p>88.610308235796300</text:p>
          </table:table-cell>
          <table:table-cell office:value-type="float" office:value="90.1223868280762">
            <text:p>90.122386828076200</text:p>
          </table:table-cell>
          <table:table-cell office:value-type="float" office:value="91.6254434014139">
            <text:p>91.625443401413900</text:p>
          </table:table-cell>
          <table:table-cell office:value-type="float" office:value="93.1198905443323">
            <text:p>93.119890544332300</text:p>
          </table:table-cell>
          <table:table-cell office:value-type="float" office:value="94.6061107028577">
            <text:p>94.606110702857700</text:p>
          </table:table-cell>
          <table:table-cell office:value-type="float" office:value="96.0844591681454">
            <text:p>96.084459168145400</text:p>
          </table:table-cell>
          <table:table-cell office:value-type="float" office:value="97.5552666940328">
            <text:p>97.555266694032800</text:p>
          </table:table-cell>
          <table:table-cell office:value-type="float" office:value="99.0188417990527">
            <text:p>99.018841799052700</text:p>
          </table:table-cell>
          <table:table-cell office:value-type="float" office:value="100.475472798191">
            <text:p>100.475472798191000</text:p>
          </table:table-cell>
          <table:table-cell office:value-type="float" office:value="101.925429602183">
            <text:p>101.925429602183000</text:p>
          </table:table-cell>
          <table:table-cell office:value-type="float" office:value="103.368965316046">
            <text:p>103.368965316046000</text:p>
          </table:table-cell>
          <table:table-cell office:value-type="float" office:value="104.806317663574">
            <text:p>104.806317663574000</text:p>
          </table:table-cell>
          <table:table-cell office:value-type="float" office:value="106.237710260391">
            <text:p>106.237710260391000</text:p>
          </table:table-cell>
          <table:table-cell office:value-type="float" office:value="107.663353754797">
            <text:p>107.663353754797000</text:p>
          </table:table-cell>
          <table:table-cell office:value-type="float" office:value="109.083446852794">
            <text:p>109.083446852794000</text:p>
          </table:table-cell>
          <table:table-cell office:value-type="float" office:value="110.49817724136">
            <text:p>110.498177241360000</text:p>
          </table:table-cell>
          <table:table-cell table:number-columns-repeated="1003"/>
        </table:table-row>
        <table:table-row table:style-name="ro1">
          <table:table-cell office:value-type="float" office:value="84.0390907769382">
            <text:p>84.039090776938200</text:p>
          </table:table-cell>
          <table:table-cell office:value-type="float" office:value="85.6040194363502">
            <text:p>85.604019436350200</text:p>
          </table:table-cell>
          <table:table-cell office:value-type="float" office:value="87.1576839352034">
            <text:p>87.157683935203400</text:p>
          </table:table-cell>
          <table:table-cell office:value-type="float" office:value="88.7006678382221">
            <text:p>88.700667838222100</text:p>
          </table:table-cell>
          <table:table-cell office:value-type="float" office:value="90.2335065187924">
            <text:p>90.233506518792400</text:p>
          </table:table-cell>
          <table:table-cell office:value-type="float" office:value="91.7566925425061">
            <text:p>91.756692542506100</text:p>
          </table:table-cell>
          <table:table-cell office:value-type="float" office:value="93.2706803014139">
            <text:p>93.270680301413900</text:p>
          </table:table-cell>
          <table:table-cell office:value-type="float" office:value="94.7758900226766">
            <text:p>94.775890022676600</text:p>
          </table:table-cell>
          <table:table-cell office:value-type="float" office:value="96.272711251866">
            <text:p>96.272711251866000</text:p>
          </table:table-cell>
          <table:table-cell office:value-type="float" office:value="97.7615058927078">
            <text:p>97.761505892707800</text:p>
          </table:table-cell>
          <table:table-cell office:value-type="float" office:value="99.2426108704192">
            <text:p>99.242610870419200</text:p>
          </table:table-cell>
          <table:table-cell office:value-type="float" office:value="100.716340474093">
            <text:p>100.716340474093000</text:p>
          </table:table-cell>
          <table:table-cell office:value-type="float" office:value="102.182988424175">
            <text:p>102.182988424175000</text:p>
          </table:table-cell>
          <table:table-cell office:value-type="float" office:value="103.642829703475">
            <text:p>103.642829703475000</text:p>
          </table:table-cell>
          <table:table-cell office:value-type="float" office:value="105.096122183942">
            <text:p>105.096122183942000</text:p>
          </table:table-cell>
          <table:table-cell office:value-type="float" office:value="106.543108076381">
            <text:p>106.543108076381000</text:p>
          </table:table-cell>
          <table:table-cell office:value-type="float" office:value="107.984015226107">
            <text:p>107.984015226107000</text:p>
          </table:table-cell>
          <table:table-cell office:value-type="float" office:value="109.419058274081">
            <text:p>109.419058274081000</text:p>
          </table:table-cell>
          <table:table-cell office:value-type="float" office:value="110.848439700215">
            <text:p>110.848439700215000</text:p>
          </table:table-cell>
          <table:table-cell office:value-type="float" office:value="112.272350763137">
            <text:p>112.272350763137000</text:p>
          </table:table-cell>
          <table:table-cell office:value-type="float" office:value="113.69097234869">
            <text:p>113.690972348690000</text:p>
          </table:table-cell>
          <table:table-cell table:number-columns-repeated="1003"/>
        </table:table-row>
        <table:table-row table:style-name="ro1">
          <table:table-cell office:value-type="float" office:value="87.1806298436412">
            <text:p>87.180629843641200</text:p>
          </table:table-cell>
          <table:table-cell office:value-type="float" office:value="88.7457671449263">
            <text:p>88.745767144926300</text:p>
          </table:table-cell>
          <table:table-cell office:value-type="float" office:value="90.3000251545929">
            <text:p>90.300025154592900</text:p>
          </table:table-cell>
          <table:table-cell office:value-type="float" office:value="91.8439486781471">
            <text:p>91.843948678147100</text:p>
          </table:table-cell>
          <table:table-cell office:value-type="float" office:value="93.3780389848489">
            <text:p>93.378038984848900</text:p>
          </table:table-cell>
          <table:table-cell office:value-type="float" office:value="94.9027585188896">
            <text:p>94.902758518889600</text:p>
          </table:table-cell>
          <table:table-cell office:value-type="float" office:value="96.4185349747782">
            <text:p>96.418534974778200</text:p>
          </table:table-cell>
          <table:table-cell office:value-type="float" office:value="97.9257648387979">
            <text:p>97.925764838797900</text:p>
          </table:table-cell>
          <table:table-cell office:value-type="float" office:value="99.4248164796389">
            <text:p>99.424816479638900</text:p>
          </table:table-cell>
          <table:table-cell office:value-type="float" office:value="100.916032856444">
            <text:p>100.916032856444000</text:p>
          </table:table-cell>
          <table:table-cell office:value-type="float" office:value="102.399733900616">
            <text:p>102.399733900616000</text:p>
          </table:table-cell>
          <table:table-cell office:value-type="float" office:value="103.876218618181">
            <text:p>103.876218618181000</text:p>
          </table:table-cell>
          <table:table-cell office:value-type="float" office:value="105.34576695177">
            <text:p>105.345766951770000</text:p>
          </table:table-cell>
          <table:table-cell office:value-type="float" office:value="106.808641434976">
            <text:p>106.808641434976000</text:p>
          </table:table-cell>
          <table:table-cell office:value-type="float" office:value="108.265088666711">
            <text:p>108.265088666711000</text:p>
          </table:table-cell>
          <table:table-cell office:value-type="float" office:value="109.715340628929">
            <text:p>109.715340628929000</text:p>
          </table:table-cell>
          <table:table-cell office:value-type="float" office:value="111.159615867587">
            <text:p>111.159615867587000</text:p>
          </table:table-cell>
          <table:table-cell office:value-type="float" office:value="112.598120553797">
            <text:p>112.598120553797000</text:p>
          </table:table-cell>
          <table:table-cell office:value-type="float" office:value="114.031049439705">
            <text:p>114.031049439705000</text:p>
          </table:table-cell>
          <table:table-cell office:value-type="float" office:value="115.458586721572">
            <text:p>115.458586721572000</text:p>
          </table:table-cell>
          <table:table-cell office:value-type="float" office:value="116.880906820843">
            <text:p>116.880906820843000</text:p>
          </table:table-cell>
          <table:table-cell table:number-columns-repeated="1003"/>
        </table:table-row>
        <table:table-row table:style-name="ro1">
          <table:table-cell office:value-type="float" office:value="90.3221726372105">
            <text:p>90.322172637210500</text:p>
          </table:table-cell>
          <table:table-cell office:value-type="float" office:value="91.887504251695">
            <text:p>91.887504251695000</text:p>
          </table:table-cell>
          <table:table-cell office:value-type="float" office:value="93.4423160200111">
            <text:p>93.442316020011100</text:p>
          </table:table-cell>
          <table:table-cell office:value-type="float" office:value="94.9871177254656">
            <text:p>94.987117725465600</text:p>
          </table:table-cell>
          <table:table-cell office:value-type="float" office:value="96.5223796893812">
            <text:p>96.522379689381200</text:p>
          </table:table-cell>
          <table:table-cell office:value-type="float" office:value="98.0485369116952">
            <text:p>98.048536911695200</text:p>
          </table:table-cell>
          <table:table-cell office:value-type="float" office:value="99.5659926692439">
            <text:p>99.565992669243900</text:p>
          </table:table-cell>
          <table:table-cell office:value-type="float" office:value="101.075121656129">
            <text:p>101.075121656129000</text:p>
          </table:table-cell>
          <table:table-cell office:value-type="float" office:value="102.576272735453">
            <text:p>102.576272735453000</text:p>
          </table:table-cell>
          <table:table-cell office:value-type="float" office:value="104.069771359662">
            <text:p>104.069771359662000</text:p>
          </table:table-cell>
          <table:table-cell office:value-type="float" office:value="105.555921706997">
            <text:p>105.555921706997000</text:p>
          </table:table-cell>
          <table:table-cell office:value-type="float" office:value="107.035008573751">
            <text:p>107.035008573751000</text:p>
          </table:table-cell>
          <table:table-cell office:value-type="float" office:value="108.507299055586">
            <text:p>108.507299055586000</text:p>
          </table:table-cell>
          <table:table-cell office:value-type="float" office:value="109.973044045975">
            <text:p>109.973044045975000</text:p>
          </table:table-cell>
          <table:table-cell office:value-type="float" office:value="111.432479575495">
            <text:p>111.432479575495000</text:p>
          </table:table-cell>
          <table:table-cell office:value-type="float" office:value="112.88582801217">
            <text:p>112.885828012170000</text:p>
          </table:table-cell>
          <table:table-cell office:value-type="float" office:value="114.333299140072">
            <text:p>114.333299140072000</text:p>
          </table:table-cell>
          <table:table-cell office:value-type="float" office:value="115.775091130951">
            <text:p>115.775091130951000</text:p>
          </table:table-cell>
          <table:table-cell office:value-type="float" office:value="117.211391421571">
            <text:p>117.211391421571000</text:p>
          </table:table-cell>
          <table:table-cell office:value-type="float" office:value="118.642377507701">
            <text:p>118.642377507701000</text:p>
          </table:table-cell>
          <table:table-cell office:value-type="float" office:value="120.068217664244">
            <text:p>120.068217664244000</text:p>
          </table:table-cell>
          <table:table-cell table:number-columns-repeated="1003"/>
        </table:table-row>
        <table:table-row table:style-name="ro1">
          <table:table-cell office:value-type="float" office:value="93.4637187819448">
            <text:p>93.463718781944800</text:p>
          </table:table-cell>
          <table:table-cell office:value-type="float" office:value="95.0292318080447">
            <text:p>95.029231808044700</text:p>
          </table:table-cell>
          <table:table-cell office:value-type="float" office:value="96.5845614477832">
            <text:p>96.584561447783200</text:p>
          </table:table-cell>
          <table:table-cell office:value-type="float" office:value="98.1301857338749">
            <text:p>98.130185733874900</text:p>
          </table:table-cell>
          <table:table-cell office:value-type="float" office:value="99.6665468183288">
            <text:p>99.666546818328800</text:p>
          </table:table-cell>
          <table:table-cell office:value-type="float" office:value="101.194054626309">
            <text:p>101.194054626309000</text:p>
          </table:table-cell>
          <table:table-cell office:value-type="float" office:value="102.713090045137">
            <text:p>102.713090045137000</text:p>
          </table:table-cell>
          <table:table-cell office:value-type="float" office:value="104.22400771876">
            <text:p>104.224007718760000</text:p>
          </table:table-cell>
          <table:table-cell office:value-type="float" office:value="105.727138505778">
            <text:p>105.727138505778000</text:p>
          </table:table-cell>
          <table:table-cell office:value-type="float" office:value="107.222791649243">
            <text:p>107.222791649243000</text:p>
          </table:table-cell>
          <table:table-cell office:value-type="float" office:value="108.711256698525">
            <text:p>108.711256698525000</text:p>
          </table:table-cell>
          <table:table-cell office:value-type="float" office:value="110.192805217004">
            <text:p>110.192805217004000</text:p>
          </table:table-cell>
          <table:table-cell office:value-type="float" office:value="111.667692304064">
            <text:p>111.667692304064000</text:p>
          </table:table-cell>
          <table:table-cell office:value-type="float" office:value="113.1361579555">
            <text:p>113.136157955500000</text:p>
          </table:table-cell>
          <table:table-cell office:value-type="float" office:value="114.598428282808">
            <text:p>114.598428282808000</text:p>
          </table:table-cell>
          <table:table-cell office:value-type="float" office:value="116.054716608866">
            <text:p>116.054716608866000</text:p>
          </table:table-cell>
          <table:table-cell office:value-type="float" office:value="117.505224454971">
            <text:p>117.505224454971000</text:p>
          </table:table-cell>
          <table:table-cell office:value-type="float" office:value="118.950142432118">
            <text:p>118.950142432118000</text:p>
          </table:table-cell>
          <table:table-cell office:value-type="float" office:value="120.38965104764">
            <text:p>120.389651047640000</text:p>
          </table:table-cell>
          <table:table-cell office:value-type="float" office:value="121.823921436827">
            <text:p>121.823921436827000</text:p>
          </table:table-cell>
          <table:table-cell office:value-type="float" office:value="123.253116027873">
            <text:p>123.253116027873000</text:p>
          </table:table-cell>
          <table:table-cell table:number-columns-repeated="1003"/>
        </table:table-row>
        <table:table-row table:style-name="ro1">
          <table:table-cell office:value-type="float" office:value="96.6052679509963">
            <text:p>96.605267950996300</text:p>
          </table:table-cell>
          <table:table-cell office:value-type="float" office:value="98.1709507307908">
            <text:p>98.170950730790800</text:p>
          </table:table-cell>
          <table:table-cell office:value-type="float" office:value="99.7267657342928">
            <text:p>99.726765734292800</text:p>
          </table:table-cell>
          <table:table-cell office:value-type="float" office:value="101.27316212008">
            <text:p>101.273162120080000</text:p>
          </table:table-cell>
          <table:table-cell office:value-type="float" office:value="102.81055632669">
            <text:p>102.810556326690000</text:p>
          </table:table-cell>
          <table:table-cell office:value-type="float" office:value="104.339335309226">
            <text:p>104.339335309226000</text:p>
          </table:table-cell>
          <table:table-cell office:value-type="float" office:value="105.859859375645">
            <text:p>105.859859375645000</text:p>
          </table:table-cell>
          <table:table-cell office:value-type="float" office:value="107.372464681664">
            <text:p>107.372464681664000</text:p>
          </table:table-cell>
          <table:table-cell office:value-type="float" office:value="108.877465433208">
            <text:p>108.877465433208000</text:p>
          </table:table-cell>
          <table:table-cell office:value-type="float" office:value="110.375155837254">
            <text:p>110.375155837254000</text:p>
          </table:table-cell>
          <table:table-cell office:value-type="float" office:value="111.865811835334">
            <text:p>111.865811835334000</text:p>
          </table:table-cell>
          <table:table-cell office:value-type="float" office:value="113.349692648597">
            <text:p>113.349692648597000</text:p>
          </table:table-cell>
          <table:table-cell office:value-type="float" office:value="114.82704215887">
            <text:p>114.827042158870000</text:p>
          </table:table-cell>
          <table:table-cell office:value-type="float" office:value="116.298090146509">
            <text:p>116.298090146509000</text:p>
          </table:table-cell>
          <table:table-cell office:value-type="float" office:value="117.763053402792">
            <text:p>117.763053402792000</text:p>
          </table:table-cell>
          <table:table-cell office:value-type="float" office:value="119.222136732042">
            <text:p>119.222136732042000</text:p>
          </table:table-cell>
          <table:table-cell office:value-type="float" office:value="120.67553385656">
            <text:p>120.675533856560000</text:p>
          </table:table-cell>
          <table:table-cell office:value-type="float" office:value="122.123428235648">
            <text:p>122.123428235648000</text:p>
          </table:table-cell>
          <table:table-cell office:value-type="float" office:value="123.565993808475">
            <text:p>123.565993808475000</text:p>
          </table:table-cell>
          <table:table-cell office:value-type="float" office:value="125.003395669271">
            <text:p>125.003395669271000</text:p>
          </table:table-cell>
          <table:table-cell office:value-type="float" office:value="126.435790682236">
            <text:p>126.435790682236000</text:p>
          </table:table-cell>
          <table:table-cell table:number-columns-repeated="1003"/>
        </table:table-row>
        <table:table-row table:style-name="ro1">
          <table:table-cell office:value-type="float" office:value="99.7468198586806">
            <text:p>99.746819858680600</text:p>
          </table:table-cell>
          <table:table-cell office:value-type="float" office:value="101.312661823039">
            <text:p>101.312661823039000</text:p>
          </table:table-cell>
          <table:table-cell office:value-type="float" office:value="102.868932650728">
            <text:p>102.868932650728000</text:p>
          </table:table-cell>
          <table:table-cell office:value-type="float" office:value="104.416055165397">
            <text:p>104.416055165397000</text:p>
          </table:table-cell>
          <table:table-cell office:value-type="float" office:value="105.954422270697">
            <text:p>105.954422270697000</text:p>
          </table:table-cell>
          <table:table-cell office:value-type="float" office:value="107.484399827534">
            <text:p>107.484399827534000</text:p>
          </table:table-cell>
          <table:table-cell office:value-type="float" office:value="109.006329185097">
            <text:p>109.006329185097000</text:p>
          </table:table-cell>
          <table:table-cell office:value-type="float" office:value="110.520529415269">
            <text:p>110.520529415269000</text:p>
          </table:table-cell>
          <table:table-cell office:value-type="float" office:value="112.027299291864">
            <text:p>112.027299291864000</text:p>
          </table:table-cell>
          <table:table-cell office:value-type="float" office:value="113.526919049415">
            <text:p>113.526919049415000</text:p>
          </table:table-cell>
          <table:table-cell office:value-type="float" office:value="115.019651950819">
            <text:p>115.019651950819000</text:p>
          </table:table-cell>
          <table:table-cell office:value-type="float" office:value="116.505745688641">
            <text:p>116.505745688641000</text:p>
          </table:table-cell>
          <table:table-cell office:value-type="float" office:value="117.985433641143">
            <text:p>117.985433641143000</text:p>
          </table:table-cell>
          <table:table-cell office:value-type="float" office:value="119.458936001046">
            <text:p>119.458936001046000</text:p>
          </table:table-cell>
          <table:table-cell office:value-type="float" office:value="120.926460792437">
            <text:p>120.926460792437000</text:p>
          </table:table-cell>
          <table:table-cell office:value-type="float" office:value="122.388204789077">
            <text:p>122.388204789077000</text:p>
          </table:table-cell>
          <table:table-cell office:value-type="float" office:value="123.84435434555">
            <text:p>123.844354345550000</text:p>
          </table:table-cell>
          <table:table-cell office:value-type="float" office:value="125.295086151153">
            <text:p>125.295086151153000</text:p>
          </table:table-cell>
          <table:table-cell office:value-type="float" office:value="126.740567915136">
            <text:p>126.740567915136000</text:p>
          </table:table-cell>
          <table:table-cell office:value-type="float" office:value="128.18095899076">
            <text:p>128.180958990760000</text:p>
          </table:table-cell>
          <table:table-cell office:value-type="float" office:value="129.616410944746">
            <text:p>129.616410944746000</text:p>
          </table:table-cell>
          <table:table-cell table:number-columns-repeated="1003"/>
        </table:table-row>
        <table:table-row table:style-name="ro1">
          <table:table-cell office:value-type="float" office:value="102.888374254195">
            <text:p>102.888374254195000</text:p>
          </table:table-cell>
          <table:table-cell office:value-type="float" office:value="104.454365791283">
            <text:p>104.454365791283000</text:p>
          </table:table-cell>
          <table:table-cell office:value-type="float" office:value="106.011065520963">
            <text:p>106.011065520963000</text:p>
          </table:table-cell>
          <table:table-cell office:value-type="float" office:value="107.558872181933">
            <text:p>107.558872181933000</text:p>
          </table:table-cell>
          <table:table-cell office:value-type="float" office:value="109.098157082311">
            <text:p>109.098157082311000</text:p>
          </table:table-cell>
          <table:table-cell office:value-type="float" office:value="110.62926666607">
            <text:p>110.629266666070000</text:p>
          </table:table-cell>
          <table:table-cell office:value-type="float" office:value="112.152524778781">
            <text:p>112.152524778781000</text:p>
          </table:table-cell>
          <table:table-cell office:value-type="float" office:value="113.668234674663">
            <text:p>113.668234674663000</text:p>
          </table:table-cell>
          <table:table-cell office:value-type="float" office:value="115.176680800158">
            <text:p>115.176680800158000</text:p>
          </table:table-cell>
          <table:table-cell office:value-type="float" office:value="116.678130383716">
            <text:p>116.678130383716000</text:p>
          </table:table-cell>
          <table:table-cell office:value-type="float" office:value="118.172834856929">
            <text:p>118.172834856929000</text:p>
          </table:table-cell>
          <table:table-cell office:value-type="float" office:value="119.661031128389">
            <text:p>119.661031128389000</text:p>
          </table:table-cell>
          <table:table-cell office:value-type="float" office:value="121.142942728486">
            <text:p>121.142942728486000</text:p>
          </table:table-cell>
          <table:table-cell office:value-type="float" office:value="122.618780840814">
            <text:p>122.618780840814000</text:p>
          </table:table-cell>
          <table:table-cell office:value-type="float" office:value="124.088745233582">
            <text:p>124.088745233582000</text:p>
          </table:table-cell>
          <table:table-cell office:value-type="float" office:value="125.55302510266">
            <text:p>125.553025102660000</text:p>
          </table:table-cell>
          <table:table-cell office:value-type="float" office:value="127.011799836273">
            <text:p>127.011799836273000</text:p>
          </table:table-cell>
          <table:table-cell office:value-type="float" office:value="128.465239710077">
            <text:p>128.465239710077000</text:p>
          </table:table-cell>
          <table:table-cell office:value-type="float" office:value="129.913506520208">
            <text:p>129.913506520208000</text:p>
          </table:table-cell>
          <table:table-cell office:value-type="float" office:value="131.356754160934">
            <text:p>131.356754160934000</text:p>
          </table:table-cell>
          <table:table-cell office:value-type="float" office:value="132.795129152718">
            <text:p>132.795129152718000</text:p>
          </table:table-cell>
          <table:table-cell table:number-columns-repeated="1003"/>
        </table:table-row>
        <table:table-row table:style-name="ro1">
          <table:table-cell office:value-type="float" office:value="106.029930916452">
            <text:p>106.029930916452000</text:p>
          </table:table-cell>
          <table:table-cell office:value-type="float" office:value="107.596063259509">
            <text:p>107.596063259509000</text:p>
          </table:table-cell>
          <table:table-cell office:value-type="float" office:value="109.153167285982">
            <text:p>109.153167285982000</text:p>
          </table:table-cell>
          <table:table-cell office:value-type="float" office:value="110.701619650395">
            <text:p>110.701619650395000</text:p>
          </table:table-cell>
          <table:table-cell office:value-type="float" office:value="112.241771797409">
            <text:p>112.241771797409000</text:p>
          </table:table-cell>
          <table:table-cell office:value-type="float" office:value="113.773952258293">
            <text:p>113.773952258293000</text:p>
          </table:table-cell>
          <table:table-cell office:value-type="float" office:value="115.298468685253">
            <text:p>115.298468685253000</text:p>
          </table:table-cell>
          <table:table-cell office:value-type="float" office:value="116.815609659307">
            <text:p>116.815609659307000</text:p>
          </table:table-cell>
          <table:table-cell office:value-type="float" office:value="118.325646301789">
            <text:p>118.325646301789000</text:p>
          </table:table-cell>
          <table:table-cell office:value-type="float" office:value="119.828833714929">
            <text:p>119.828833714929000</text:p>
          </table:table-cell>
          <table:table-cell office:value-type="float" office:value="121.325412273188">
            <text:p>121.325412273188000</text:p>
          </table:table-cell>
          <table:table-cell office:value-type="float" office:value="122.815608783802">
            <text:p>122.815608783802000</text:p>
          </table:table-cell>
          <table:table-cell office:value-type="float" office:value="124.299637532387">
            <text:p>124.299637532387000</text:p>
          </table:table-cell>
          <table:table-cell office:value-type="float" office:value="125.777701227222">
            <text:p>125.777701227222000</text:p>
          </table:table-cell>
          <table:table-cell office:value-type="float" office:value="127.249991853948">
            <text:p>127.249991853948000</text:p>
          </table:table-cell>
          <table:table-cell office:value-type="float" office:value="128.716691450866">
            <text:p>128.716691450866000</text:p>
          </table:table-cell>
          <table:table-cell office:value-type="float" office:value="130.17797281367">
            <text:p>130.177972813670000</text:p>
          </table:table-cell>
          <table:table-cell office:value-type="float" office:value="131.6340001373">
            <text:p>131.634000137300000</text:p>
          </table:table-cell>
          <table:table-cell office:value-type="float" office:value="133.084929601646">
            <text:p>133.084929601646000</text:p>
          </table:table-cell>
          <table:table-cell office:value-type="float" office:value="134.530909906992">
            <text:p>134.530909906992000</text:p>
          </table:table-cell>
          <table:table-cell office:value-type="float" office:value="135.972082764368">
            <text:p>135.972082764368000</text:p>
          </table:table-cell>
          <table:table-cell table:number-columns-repeated="1003"/>
        </table:table-row>
        <table:table-row table:style-name="ro1">
          <table:table-cell office:value-type="float" office:value="109.171489649805">
            <text:p>109.171489649805000</text:p>
          </table:table-cell>
          <table:table-cell office:value-type="float" office:value="110.737754780899">
            <text:p>110.737754780899000</text:p>
          </table:table-cell>
          <table:table-cell office:value-type="float" office:value="112.295240557472">
            <text:p>112.295240557472000</text:p>
          </table:table-cell>
          <table:table-cell office:value-type="float" office:value="113.844303335032">
            <text:p>113.844303335032000</text:p>
          </table:table-cell>
          <table:table-cell office:value-type="float" office:value="115.38527624653">
            <text:p>115.385276246530000</text:p>
          </table:table-cell>
          <table:table-cell office:value-type="float" office:value="116.918471263455">
            <text:p>116.918471263455000</text:p>
          </table:table-cell>
          <table:table-cell office:value-type="float" office:value="118.444181027558">
            <text:p>118.444181027558000</text:p>
          </table:table-cell>
          <table:table-cell office:value-type="float" office:value="119.962680483652">
            <text:p>119.962680483652000</text:p>
          </table:table-cell>
          <table:table-cell office:value-type="float" office:value="121.474228339291">
            <text:p>121.474228339291000</text:p>
          </table:table-cell>
          <table:table-cell office:value-type="float" office:value="122.979068373244">
            <text:p>122.979068373244000</text:p>
          </table:table-cell>
          <table:table-cell office:value-type="float" office:value="124.47743061149">
            <text:p>124.477430611490000</text:p>
          </table:table-cell>
          <table:table-cell office:value-type="float" office:value="125.969532386768">
            <text:p>125.969532386768000</text:p>
          </table:table-cell>
          <table:table-cell office:value-type="float" office:value="127.455579295476">
            <text:p>127.455579295476000</text:p>
          </table:table-cell>
          <table:table-cell office:value-type="float" office:value="128.935766063817">
            <text:p>128.935766063817000</text:p>
          </table:table-cell>
          <table:table-cell office:value-type="float" office:value="130.410277333505">
            <text:p>130.410277333505000</text:p>
          </table:table-cell>
          <table:table-cell office:value-type="float" office:value="131.879288375967">
            <text:p>131.879288375967000</text:p>
          </table:table-cell>
          <table:table-cell office:value-type="float" office:value="133.342965742841">
            <text:p>133.342965742841000</text:p>
          </table:table-cell>
          <table:table-cell office:value-type="float" office:value="134.801467859588">
            <text:p>134.801467859588000</text:p>
          </table:table-cell>
          <table:table-cell office:value-type="float" office:value="136.254945568175">
            <text:p>136.254945568175000</text:p>
          </table:table-cell>
          <table:table-cell office:value-type="float" office:value="137.703542624063">
            <text:p>137.703542624063000</text:p>
          </table:table-cell>
          <table:table-cell office:value-type="float" office:value="139.147396152136">
            <text:p>139.147396152136000</text:p>
          </table:table-cell>
          <table:table-cell table:number-columns-repeated="1003"/>
        </table:table-row>
        <table:table-row table:style-name="ro1">
          <table:table-cell office:value-type="float" office:value="112.313050280495">
            <text:p>112.313050280495000</text:p>
          </table:table-cell>
          <table:table-cell office:value-type="float" office:value="113.879440847595">
            <text:p>113.879440847595000</text:p>
          </table:table-cell>
          <table:table-cell office:value-type="float" office:value="115.437287662664">
            <text:p>115.437287662664000</text:p>
          </table:table-cell>
          <table:table-cell office:value-type="float" office:value="116.986928380009">
            <text:p>116.986928380009000</text:p>
          </table:table-cell>
          <table:table-cell office:value-type="float" office:value="118.528679215153">
            <text:p>118.528679215153000</text:p>
          </table:table-cell>
          <table:table-cell office:value-type="float" office:value="120.062836799964">
            <text:p>120.062836799964000</text:p>
          </table:table-cell>
          <table:table-cell office:value-type="float" office:value="121.589679836376">
            <text:p>121.589679836376000</text:p>
          </table:table-cell>
          <table:table-cell office:value-type="float" office:value="123.109470574803">
            <text:p>123.109470574803000</text:p>
          </table:table-cell>
          <table:table-cell office:value-type="float" office:value="124.622456139452">
            <text:p>124.622456139452000</text:p>
          </table:table-cell>
          <table:table-cell office:value-type="float" office:value="126.12886971948">
            <text:p>126.128869719480000</text:p>
          </table:table-cell>
          <table:table-cell office:value-type="float" office:value="127.628931642237">
            <text:p>127.628931642237000</text:p>
          </table:table-cell>
          <table:table-cell office:value-type="float" office:value="129.122850342554">
            <text:p>129.122850342554000</text:p>
          </table:table-cell>
          <table:table-cell office:value-type="float" office:value="130.610823240133">
            <text:p>130.610823240133000</text:p>
          </table:table-cell>
          <table:table-cell office:value-type="float" office:value="132.09303753546">
            <text:p>132.093037535460000</text:p>
          </table:table-cell>
          <table:table-cell office:value-type="float" office:value="133.569670933314">
            <text:p>133.569670933314000</text:p>
          </table:table-cell>
          <table:table-cell office:value-type="float" office:value="135.040892301757">
            <text:p>135.040892301757000</text:p>
          </table:table-cell>
          <table:table-cell office:value-type="float" office:value="136.506862273506">
            <text:p>136.506862273506000</text:p>
          </table:table-cell>
          <table:table-cell office:value-type="float" office:value="137.967733795719">
            <text:p>137.967733795719000</text:p>
          </table:table-cell>
          <table:table-cell office:value-type="float" office:value="139.423652633513">
            <text:p>139.423652633513000</text:p>
          </table:table-cell>
          <table:table-cell office:value-type="float" office:value="140.874757831883">
            <text:p>140.874757831883000</text:p>
          </table:table-cell>
          <table:table-cell office:value-type="float" office:value="142.321182140135">
            <text:p>142.321182140135000</text:p>
          </table:table-cell>
          <table:table-cell table:number-columns-repeated="1003"/>
        </table:table-row>
        <table:table-row table:style-name="ro1">
          <table:table-cell office:value-type="float" office:value="115.454612653667">
            <text:p>115.454612653667000</text:p>
          </table:table-cell>
          <table:table-cell office:value-type="float" office:value="117.021121898892">
            <text:p>117.021121898892000</text:p>
          </table:table-cell>
          <table:table-cell office:value-type="float" office:value="118.579310682042">
            <text:p>118.579310682042000</text:p>
          </table:table-cell>
          <table:table-cell office:value-type="float" office:value="120.129499390634">
            <text:p>120.129499390634000</text:p>
          </table:table-cell>
          <table:table-cell office:value-type="float" office:value="121.671988579057">
            <text:p>121.671988579057000</text:p>
          </table:table-cell>
          <table:table-cell office:value-type="float" office:value="123.207060642831">
            <text:p>123.207060642831000</text:p>
          </table:table-cell>
          <table:table-cell office:value-type="float" office:value="124.734981315426">
            <text:p>124.734981315426000</text:p>
          </table:table-cell>
          <table:table-cell office:value-type="float" office:value="126.256001010118">
            <text:p>126.256001010118000</text:p>
          </table:table-cell>
          <table:table-cell office:value-type="float" office:value="127.770356026037">
            <text:p>127.770356026037000</text:p>
          </table:table-cell>
          <table:table-cell office:value-type="float" office:value="129.278269634861">
            <text:p>129.278269634861000</text:p>
          </table:table-cell>
          <table:table-cell office:value-type="float" office:value="130.779953062279">
            <text:p>130.779953062279000</text:p>
          </table:table-cell>
          <table:table-cell office:value-type="float" office:value="132.275606376414">
            <text:p>132.275606376414000</text:p>
          </table:table-cell>
          <table:table-cell office:value-type="float" office:value="133.765419293776">
            <text:p>133.765419293776000</text:p>
          </table:table-cell>
          <table:table-cell office:value-type="float" office:value="135.24957191191">
            <text:p>135.249571911910000</text:p>
          </table:table-cell>
          <table:table-cell office:value-type="float" office:value="136.728235376726">
            <text:p>136.728235376726000</text:p>
          </table:table-cell>
          <table:table-cell office:value-type="float" office:value="138.201572491493">
            <text:p>138.201572491493000</text:p>
          </table:table-cell>
          <table:table-cell office:value-type="float" office:value="139.669738273616">
            <text:p>139.669738273616000</text:p>
          </table:table-cell>
          <table:table-cell office:value-type="float" office:value="141.132880464556">
            <text:p>141.132880464556000</text:p>
          </table:table-cell>
          <table:table-cell office:value-type="float" office:value="142.591139997636">
            <text:p>142.591139997636000</text:p>
          </table:table-cell>
          <table:table-cell office:value-type="float" office:value="144.044651427902">
            <text:p>144.044651427902000</text:p>
          </table:table-cell>
          <table:table-cell office:value-type="float" office:value="145.493543327729">
            <text:p>145.493543327729000</text:p>
          </table:table-cell>
          <table:table-cell table:number-columns-repeated="1003"/>
        </table:table-row>
        <table:table-row table:style-name="ro1">
          <table:table-cell office:value-type="float" office:value="118.596176630873">
            <text:p>118.596176630873000</text:p>
          </table:table-cell>
          <table:table-cell office:value-type="float" office:value="120.162798328149">
            <text:p>120.162798328149000</text:p>
          </table:table-cell>
          <table:table-cell office:value-type="float" office:value="121.721311481196">
            <text:p>121.721311481196000</text:p>
          </table:table-cell>
          <table:table-cell office:value-type="float" office:value="123.272020502131">
            <text:p>123.272020502131000</text:p>
          </table:table-cell>
          <table:table-cell office:value-type="float" office:value="124.815211419159">
            <text:p>124.815211419159000</text:p>
          </table:table-cell>
          <table:table-cell office:value-type="float" office:value="126.351153391488">
            <text:p>126.351153391488000</text:p>
          </table:table-cell>
          <table:table-cell office:value-type="float" office:value="127.880100067424">
            <text:p>127.880100067424000</text:p>
          </table:table-cell>
          <table:table-cell office:value-type="float" office:value="129.402290805071">
            <text:p>129.402290805071000</text:p>
          </table:table-cell>
          <table:table-cell office:value-type="float" office:value="130.917951772231">
            <text:p>130.917951772231000</text:p>
          </table:table-cell>
          <table:table-cell office:value-type="float" office:value="132.427296939834">
            <text:p>132.427296939834000</text:p>
          </table:table-cell>
          <table:table-cell office:value-type="float" office:value="133.930528981211">
            <text:p>133.930528981211000</text:p>
          </table:table-cell>
          <table:table-cell office:value-type="float" office:value="135.427840087909">
            <text:p>135.427840087909000</text:p>
          </table:table-cell>
          <table:table-cell office:value-type="float" office:value="136.919412711324">
            <text:p>136.919412711324000</text:p>
          </table:table-cell>
          <table:table-cell office:value-type="float" office:value="138.405420238223">
            <text:p>138.405420238223000</text:p>
          </table:table-cell>
          <table:table-cell office:value-type="float" office:value="139.886027607239">
            <text:p>139.886027607239000</text:p>
          </table:table-cell>
          <table:table-cell office:value-type="float" office:value="141.361391872508">
            <text:p>141.361391872508000</text:p>
          </table:table-cell>
          <table:table-cell office:value-type="float" office:value="142.83166271989">
            <text:p>142.831662719890000</text:p>
          </table:table-cell>
          <table:table-cell office:value-type="float" office:value="144.296982940563">
            <text:p>144.296982940563000</text:p>
          </table:table-cell>
          <table:table-cell office:value-type="float" office:value="145.757488866209">
            <text:p>145.757488866209000</text:p>
          </table:table-cell>
          <table:table-cell office:value-type="float" office:value="147.213310769536">
            <text:p>147.213310769536000</text:p>
          </table:table-cell>
          <table:table-cell office:value-type="float" office:value="148.664573233451">
            <text:p>148.664573233451000</text:p>
          </table:table-cell>
          <table:table-cell table:number-columns-repeated="1003"/>
        </table:table-row>
        <table:table-row table:style-name="ro1">
          <table:table-cell office:value-type="float" office:value="121.737742087951">
            <text:p>121.737742087951000</text:p>
          </table:table-cell>
          <table:table-cell office:value-type="float" office:value="123.304470488636">
            <text:p>123.304470488636000</text:p>
          </table:table-cell>
          <table:table-cell office:value-type="float" office:value="124.863291737881">
            <text:p>124.863291737881000</text:p>
          </table:table-cell>
          <table:table-cell office:value-type="float" office:value="126.414495438148">
            <text:p>126.414495438148000</text:p>
          </table:table-cell>
          <table:table-cell office:value-type="float" office:value="127.95835411937">
            <text:p>127.958354119370000</text:p>
          </table:table-cell>
          <table:table-cell office:value-type="float" office:value="129.495124613039">
            <text:p>129.495124613039000</text:p>
          </table:table-cell>
          <table:table-cell office:value-type="float" office:value="131.025049287279">
            <text:p>131.025049287279000</text:p>
          </table:table-cell>
          <table:table-cell office:value-type="float" office:value="132.548357159757">
            <text:p>132.548357159757000</text:p>
          </table:table-cell>
          <table:table-cell office:value-type="float" office:value="134.065264902867">
            <text:p>134.065264902867000</text:p>
          </table:table-cell>
          <table:table-cell office:value-type="float" office:value="135.575977753672">
            <text:p>135.575977753672000</text:p>
          </table:table-cell>
          <table:table-cell office:value-type="float" office:value="137.080690339417">
            <text:p>137.080690339417000</text:p>
          </table:table-cell>
          <table:table-cell office:value-type="float" office:value="138.579587427992">
            <text:p>138.579587427992000</text:p>
          </table:table-cell>
          <table:table-cell office:value-type="float" office:value="140.072844611519">
            <text:p>140.072844611519000</text:p>
          </table:table-cell>
          <table:table-cell office:value-type="float" office:value="141.560628930212">
            <text:p>141.560628930212000</text:p>
          </table:table-cell>
          <table:table-cell office:value-type="float" office:value="143.043099442769">
            <text:p>143.043099442769000</text:p>
          </table:table-cell>
          <table:table-cell office:value-type="float" office:value="144.520407748781">
            <text:p>144.520407748781000</text:p>
          </table:table-cell>
          <table:table-cell office:value-type="float" office:value="145.992698468022">
            <text:p>145.992698468022000</text:p>
          </table:table-cell>
          <table:table-cell office:value-type="float" office:value="147.460109680874">
            <text:p>147.460109680874000</text:p>
          </table:table-cell>
          <table:table-cell office:value-type="float" office:value="148.922773333676">
            <text:p>148.922773333676000</text:p>
          </table:table-cell>
          <table:table-cell office:value-type="float" office:value="150.380815612359">
            <text:p>150.380815612359000</text:p>
          </table:table-cell>
          <table:table-cell office:value-type="float" office:value="151.834357287339">
            <text:p>151.834357287339000</text:p>
          </table:table-cell>
          <table:table-cell table:number-columns-repeated="1003"/>
        </table:table-row>
        <table:table-row table:style-name="ro1">
          <table:table-cell office:value-type="float" office:value="124.879308913233">
            <text:p>124.879308913233000</text:p>
          </table:table-cell>
          <table:table-cell office:value-type="float" office:value="126.446138698517">
            <text:p>126.446138698517000</text:p>
          </table:table-cell>
          <table:table-cell office:value-type="float" office:value="128.005252965073">
            <text:p>128.005252965073000</text:p>
          </table:table-cell>
          <table:table-cell office:value-type="float" office:value="129.55692756073">
            <text:p>129.556927560730000</text:p>
          </table:table-cell>
          <table:table-cell office:value-type="float" office:value="131.101422450345">
            <text:p>131.101422450345000</text:p>
          </table:table-cell>
          <table:table-cell office:value-type="float" office:value="132.638982965051">
            <text:p>132.638982965051000</text:p>
          </table:table-cell>
          <table:table-cell office:value-type="float" office:value="134.169840927934">
            <text:p>134.169840927934000</text:p>
          </table:table-cell>
          <table:table-cell office:value-type="float" office:value="135.694215670794">
            <text:p>135.694215670794000</text:p>
          </table:table-cell>
          <table:table-cell office:value-type="float" office:value="137.212314954575">
            <text:p>137.212314954575000</text:p>
          </table:table-cell>
          <table:table-cell office:value-type="float" office:value="138.724335804423">
            <text:p>138.724335804423000</text:p>
          </table:table-cell>
          <table:table-cell office:value-type="float" office:value="140.230465268832">
            <text:p>140.230465268832000</text:p>
          </table:table-cell>
          <table:table-cell office:value-type="float" office:value="141.730881111163">
            <text:p>141.730881111163000</text:p>
          </table:table-cell>
          <table:table-cell office:value-type="float" office:value="143.225752440751">
            <text:p>143.225752440751000</text:p>
          </table:table-cell>
          <table:table-cell office:value-type="float" office:value="144.715240289938">
            <text:p>144.715240289938000</text:p>
          </table:table-cell>
          <table:table-cell office:value-type="float" office:value="146.19949814258">
            <text:p>146.199498142580000</text:p>
          </table:table-cell>
          <table:table-cell office:value-type="float" office:value="147.678672418929">
            <text:p>147.678672418929000</text:p>
          </table:table-cell>
          <table:table-cell office:value-type="float" office:value="149.152902921214">
            <text:p>149.152902921214000</text:p>
          </table:table-cell>
          <table:table-cell office:value-type="float" office:value="150.622323243749">
            <text:p>150.622323243749000</text:p>
          </table:table-cell>
          <table:table-cell office:value-type="float" office:value="152.087061150945">
            <text:p>152.087061150945000</text:p>
          </table:table-cell>
          <table:table-cell office:value-type="float" office:value="153.547238926266">
            <text:p>153.547238926266000</text:p>
          </table:table-cell>
          <table:table-cell office:value-type="float" office:value="155.002973694796">
            <text:p>155.002973694796000</text:p>
          </table:table-cell>
          <table:table-cell table:number-columns-repeated="1003"/>
        </table:table-row>
        <table:table-row table:style-name="ro1">
          <table:table-cell office:value-type="float" office:value="128.020877006008">
            <text:p>128.020877006008000</text:p>
          </table:table-cell>
          <table:table-cell office:value-type="float" office:value="129.587803245104">
            <text:p>129.587803245104000</text:p>
          </table:table-cell>
          <table:table-cell office:value-type="float" office:value="131.147196530718">
            <text:p>131.147196530718000</text:p>
          </table:table-cell>
          <table:table-cell office:value-type="float" office:value="132.699319913184">
            <text:p>132.699319913184000</text:p>
          </table:table-cell>
          <table:table-cell office:value-type="float" office:value="134.244421641424">
            <text:p>134.244421641424000</text:p>
          </table:table-cell>
          <table:table-cell office:value-type="float" office:value="135.782736301208">
            <text:p>135.782736301208000</text:p>
          </table:table-cell>
          <table:table-cell office:value-type="float" office:value="137.314485843293">
            <text:p>137.314485843293000</text:p>
          </table:table-cell>
          <table:table-cell office:value-type="float" office:value="138.839880514185">
            <text:p>138.839880514185000</text:p>
          </table:table-cell>
          <table:table-cell office:value-type="float" office:value="140.359119700577">
            <text:p>140.359119700577000</text:p>
          </table:table-cell>
          <table:table-cell office:value-type="float" office:value="141.872392697048">
            <text:p>141.872392697048000</text:p>
          </table:table-cell>
          <table:table-cell office:value-type="float" office:value="143.379879405383">
            <text:p>143.379879405383000</text:p>
          </table:table-cell>
          <table:table-cell office:value-type="float" office:value="144.881750972819">
            <text:p>144.881750972819000</text:p>
          </table:table-cell>
          <table:table-cell office:value-type="float" office:value="146.378170375608">
            <text:p>146.378170375608000</text:p>
          </table:table-cell>
          <table:table-cell office:value-type="float" office:value="147.869292953519">
            <text:p>147.869292953519000</text:p>
          </table:table-cell>
          <table:table-cell office:value-type="float" office:value="149.355266900237">
            <text:p>149.355266900237000</text:p>
          </table:table-cell>
          <table:table-cell office:value-type="float" office:value="150.836233714011">
            <text:p>150.836233714011000</text:p>
          </table:table-cell>
          <table:table-cell office:value-type="float" office:value="152.312328612441">
            <text:p>152.312328612441000</text:p>
          </table:table-cell>
          <table:table-cell office:value-type="float" office:value="153.783680914811">
            <text:p>153.783680914811000</text:p>
          </table:table-cell>
          <table:table-cell office:value-type="float" office:value="155.25041439503">
            <text:p>155.250414395030000</text:p>
          </table:table-cell>
          <table:table-cell office:value-type="float" office:value="156.712647607903">
            <text:p>156.712647607903000</text:p>
          </table:table-cell>
          <table:table-cell office:value-type="float" office:value="158.170494191134">
            <text:p>158.170494191134000</text:p>
          </table:table-cell>
          <table:table-cell table:number-columns-repeated="1003"/>
        </table:table-row>
        <table:table-row table:style-name="ro1">
          <table:table-cell office:value-type="float" office:value="131.162446275214">
            <text:p>131.162446275214000</text:p>
          </table:table-cell>
          <table:table-cell office:value-type="float" office:value="132.72946438851">
            <text:p>132.729464388510000</text:p>
          </table:table-cell>
          <table:table-cell office:value-type="float" office:value="134.289123674703">
            <text:p>134.289123674703000</text:p>
          </table:table-cell>
          <table:table-cell office:value-type="float" office:value="135.841675256988">
            <text:p>135.841675256988000</text:p>
          </table:table-cell>
          <table:table-cell office:value-type="float" office:value="137.387356442681">
            <text:p>137.387356442681000</text:p>
          </table:table-cell>
          <table:table-cell office:value-type="float" office:value="138.926391762565">
            <text:p>138.926391762565000</text:p>
          </table:table-cell>
          <table:table-cell office:value-type="float" office:value="140.458993911817">
            <text:p>140.458993911817000</text:p>
          </table:table-cell>
          <table:table-cell office:value-type="float" office:value="141.985364603684">
            <text:p>141.985364603684000</text:p>
          </table:table-cell>
          <table:table-cell office:value-type="float" office:value="143.505695345599">
            <text:p>143.505695345599000</text:p>
          </table:table-cell>
          <table:table-cell office:value-type="float" office:value="145.020168146185">
            <text:p>145.020168146185000</text:p>
          </table:table-cell>
          <table:table-cell office:value-type="float" office:value="146.52895616052">
            <text:p>146.528956160520000</text:p>
          </table:table-cell>
          <table:table-cell office:value-type="float" office:value="148.032224280137">
            <text:p>148.032224280137000</text:p>
          </table:table-cell>
          <table:table-cell office:value-type="float" office:value="149.530129673427">
            <text:p>149.530129673427000</text:p>
          </table:table-cell>
          <table:table-cell office:value-type="float" office:value="151.022822281465">
            <text:p>151.022822281465000</text:p>
          </table:table-cell>
          <table:table-cell office:value-type="float" office:value="152.510445273653">
            <text:p>152.510445273653000</text:p>
          </table:table-cell>
          <table:table-cell office:value-type="float" office:value="153.993135467106">
            <text:p>153.993135467106000</text:p>
          </table:table-cell>
          <table:table-cell office:value-type="float" office:value="155.471023713244">
            <text:p>155.471023713244000</text:p>
          </table:table-cell>
          <table:table-cell office:value-type="float" office:value="156.944235254662">
            <text:p>156.944235254662000</text:p>
          </table:table-cell>
          <table:table-cell office:value-type="float" office:value="158.412890055035">
            <text:p>158.412890055035000</text:p>
          </table:table-cell>
          <table:table-cell office:value-type="float" office:value="159.877103104502">
            <text:p>159.877103104502000</text:p>
          </table:table-cell>
          <table:table-cell office:value-type="float" office:value="161.336984702723">
            <text:p>161.336984702723000</text:p>
          </table:table-cell>
          <table:table-cell table:number-columns-repeated="1003"/>
        </table:table-row>
        <table:table-row table:style-name="ro1">
          <table:table-cell office:value-type="float" office:value="134.304016638306">
            <text:p>134.304016638306000</text:p>
          </table:table-cell>
          <table:table-cell office:value-type="float" office:value="135.871122364789">
            <text:p>135.871122364789000</text:p>
          </table:table-cell>
          <table:table-cell office:value-type="float" office:value="137.431035523503">
            <text:p>137.431035523503000</text:p>
          </table:table-cell>
          <table:table-cell office:value-type="float" office:value="138.983996103681">
            <text:p>138.983996103681000</text:p>
          </table:table-cell>
          <table:table-cell office:value-type="float" office:value="140.530231178623">
            <text:p>140.530231178623000</text:p>
          </table:table-cell>
          <table:table-cell office:value-type="float" office:value="142.069955856637">
            <text:p>142.069955856637000</text:p>
          </table:table-cell>
          <table:table-cell office:value-type="float" office:value="143.603374143806">
            <text:p>143.603374143806000</text:p>
          </table:table-cell>
          <table:table-cell office:value-type="float" office:value="145.130679728403">
            <text:p>145.130679728403000</text:p>
          </table:table-cell>
          <table:table-cell office:value-type="float" office:value="146.652056695447">
            <text:p>146.652056695447000</text:p>
          </table:table-cell>
          <table:table-cell office:value-type="float" office:value="148.167680178897">
            <text:p>148.167680178897000</text:p>
          </table:table-cell>
          <table:table-cell office:value-type="float" office:value="149.677716957976">
            <text:p>149.677716957976000</text:p>
          </table:table-cell>
          <table:table-cell office:value-type="float" office:value="151.182326003401">
            <text:p>151.182326003401000</text:p>
          </table:table-cell>
          <table:table-cell office:value-type="float" office:value="152.681658978539">
            <text:p>152.681658978539000</text:p>
          </table:table-cell>
          <table:table-cell office:value-type="float" office:value="154.175860699977">
            <text:p>154.175860699977000</text:p>
          </table:table-cell>
          <table:table-cell office:value-type="float" office:value="155.665069561443">
            <text:p>155.665069561443000</text:p>
          </table:table-cell>
          <table:table-cell office:value-type="float" office:value="157.149417924579">
            <text:p>157.149417924579000</text:p>
          </table:table-cell>
          <table:table-cell office:value-type="float" office:value="158.629032479689">
            <text:p>158.629032479689000</text:p>
          </table:table-cell>
          <table:table-cell office:value-type="float" office:value="160.104034579227">
            <text:p>160.104034579227000</text:p>
          </table:table-cell>
          <table:table-cell office:value-type="float" office:value="161.574540546503">
            <text:p>161.574540546503000</text:p>
          </table:table-cell>
          <table:table-cell office:value-type="float" office:value="163.040661961827">
            <text:p>163.040661961827000</text:p>
          </table:table-cell>
          <table:table-cell office:value-type="float" office:value="164.502505928064">
            <text:p>164.502505928064000</text:p>
          </table:table-cell>
          <table:table-cell table:number-columns-repeated="1003"/>
        </table:table-row>
        <table:table-row table:style-name="ro1">
          <table:table-cell office:value-type="float" office:value="137.445588020284">
            <text:p>137.445588020284000</text:p>
          </table:table-cell>
          <table:table-cell office:value-type="float" office:value="139.01277738866">
            <text:p>139.012777388660000</text:p>
          </table:table-cell>
          <table:table-cell office:value-type="float" office:value="140.572933102855">
            <text:p>140.572933102855000</text:p>
          </table:table-cell>
          <table:table-cell office:value-type="float" office:value="142.126284742523">
            <text:p>142.126284742523000</text:p>
          </table:table-cell>
          <table:table-cell office:value-type="float" office:value="143.673049794826">
            <text:p>143.673049794826000</text:p>
          </table:table-cell>
          <table:table-cell office:value-type="float" office:value="145.213434526178">
            <text:p>145.213434526178000</text:p>
          </table:table-cell>
          <table:table-cell office:value-type="float" office:value="146.747634774809">
            <text:p>146.747634774809000</text:p>
          </table:table-cell>
          <table:table-cell office:value-type="float" office:value="148.275836672787">
            <text:p>148.275836672787000</text:p>
          </table:table-cell>
          <table:table-cell office:value-type="float" office:value="149.798217305015">
            <text:p>149.798217305015000</text:p>
          </table:table-cell>
          <table:table-cell office:value-type="float" office:value="151.314945311807">
            <text:p>151.314945311807000</text:p>
          </table:table-cell>
          <table:table-cell office:value-type="float" office:value="152.826181440835">
            <text:p>152.826181440835000</text:p>
          </table:table-cell>
          <table:table-cell office:value-type="float" office:value="154.332079053556">
            <text:p>154.332079053556000</text:p>
          </table:table-cell>
          <table:table-cell office:value-type="float" office:value="155.832784590626">
            <text:p>155.832784590626000</text:p>
          </table:table-cell>
          <table:table-cell office:value-type="float" office:value="157.32843800029">
            <text:p>157.328438000290000</text:p>
          </table:table-cell>
          <table:table-cell office:value-type="float" office:value="158.819173133279">
            <text:p>158.819173133279000</text:p>
          </table:table-cell>
          <table:table-cell office:value-type="float" office:value="160.305118107373">
            <text:p>160.305118107373000</text:p>
          </table:table-cell>
          <table:table-cell office:value-type="float" office:value="161.786395644421">
            <text:p>161.786395644421000</text:p>
          </table:table-cell>
          <table:table-cell office:value-type="float" office:value="163.263123382324">
            <text:p>163.263123382324000</text:p>
          </table:table-cell>
          <table:table-cell office:value-type="float" office:value="164.735414164215">
            <text:p>164.735414164215000</text:p>
          </table:table-cell>
          <table:table-cell office:value-type="float" office:value="166.203376306842">
            <text:p>166.203376306842000</text:p>
          </table:table-cell>
          <table:table-cell office:value-type="float" office:value="167.667113849956">
            <text:p>167.667113849956000</text:p>
          </table:table-cell>
          <table:table-cell table:number-columns-repeated="1003"/>
        </table:table-row>
        <table:table-row table:style-name="ro1">
          <table:table-cell office:value-type="float" office:value="140.587160352854">
            <text:p>140.587160352854000</text:p>
          </table:table-cell>
          <table:table-cell office:value-type="float" office:value="142.154429655859">
            <text:p>142.154429655859000</text:p>
          </table:table-cell>
          <table:table-cell office:value-type="float" office:value="143.714817348778">
            <text:p>143.714817348778000</text:p>
          </table:table-cell>
          <table:table-cell office:value-type="float" office:value="145.268543264558">
            <text:p>145.268543264558000</text:p>
          </table:table-cell>
          <table:table-cell office:value-type="float" office:value="146.815815898563">
            <text:p>146.815815898563000</text:p>
          </table:table-cell>
          <table:table-cell office:value-type="float" office:value="148.356833209185">
            <text:p>148.356833209185000</text:p>
          </table:table-cell>
          <table:table-cell office:value-type="float" office:value="149.89178334721">
            <text:p>149.891783347210000</text:p>
          </table:table-cell>
          <table:table-cell office:value-type="float" office:value="151.420845321529">
            <text:p>151.420845321529000</text:p>
          </table:table-cell>
          <table:table-cell office:value-type="float" office:value="152.944189607862">
            <text:p>152.944189607862000</text:p>
          </table:table-cell>
          <table:table-cell office:value-type="float" office:value="154.461978706356">
            <text:p>154.461978706356000</text:p>
          </table:table-cell>
          <table:table-cell office:value-type="float" office:value="155.974367653194">
            <text:p>155.974367653194000</text:p>
          </table:table-cell>
          <table:table-cell office:value-type="float" office:value="157.48150449079">
            <text:p>157.481504490790000</text:p>
          </table:table-cell>
          <table:table-cell office:value-type="float" office:value="158.983530700575">
            <text:p>158.983530700575000</text:p>
          </table:table-cell>
          <table:table-cell office:value-type="float" office:value="160.480581601968">
            <text:p>160.480581601968000</text:p>
          </table:table-cell>
          <table:table-cell office:value-type="float" office:value="161.972786720694">
            <text:p>161.972786720694000</text:p>
          </table:table-cell>
          <table:table-cell office:value-type="float" office:value="163.460270129285">
            <text:p>163.460270129285000</text:p>
          </table:table-cell>
          <table:table-cell office:value-type="float" office:value="164.943150762292">
            <text:p>164.943150762292000</text:p>
          </table:table-cell>
          <table:table-cell office:value-type="float" office:value="166.42154270846">
            <text:p>166.421542708460000</text:p>
          </table:table-cell>
          <table:table-cell office:value-type="float" office:value="167.895555481901">
            <text:p>167.895555481901000</text:p>
          </table:table-cell>
          <table:table-cell office:value-type="float" office:value="169.365294274065">
            <text:p>169.365294274065000</text:p>
          </table:table-cell>
          <table:table-cell office:value-type="float" office:value="170.830860188168">
            <text:p>170.830860188168000</text:p>
          </table:table-cell>
          <table:table-cell table:number-columns-repeated="1003"/>
        </table:table-row>
        <table:table-row table:style-name="ro1">
          <table:table-cell office:value-type="float" office:value="143.72873357369">
            <text:p>143.728733573690000</text:p>
          </table:table-cell>
          <table:table-cell office:value-type="float" office:value="145.296079345196">
            <text:p>145.296079345196000</text:p>
          </table:table-cell>
          <table:table-cell office:value-type="float" office:value="146.856689117169">
            <text:p>146.856689117169000</text:p>
          </table:table-cell>
          <table:table-cell office:value-type="float" office:value="148.410773583617">
            <text:p>148.410773583617000</text:p>
          </table:table-cell>
          <table:table-cell office:value-type="float" office:value="149.958532794316">
            <text:p>149.958532794316000</text:p>
          </table:table-cell>
          <table:table-cell office:value-type="float" office:value="151.500156891406">
            <text:p>151.500156891406000</text:p>
          </table:table-cell>
          <table:table-cell office:value-type="float" office:value="153.035826781723">
            <text:p>153.035826781723000</text:p>
          </table:table-cell>
          <table:table-cell office:value-type="float" office:value="154.565714751593">
            <text:p>154.565714751593000</text:p>
          </table:table-cell>
          <table:table-cell office:value-type="float" office:value="156.089985029986">
            <text:p>156.089985029986000</text:p>
          </table:table-cell>
          <table:table-cell office:value-type="float" office:value="157.608794305243">
            <text:p>157.608794305243000</text:p>
          </table:table-cell>
          <table:table-cell office:value-type="float" office:value="159.122292199979">
            <text:p>159.122292199979000</text:p>
          </table:table-cell>
          <table:table-cell office:value-type="float" office:value="160.63062170821">
            <text:p>160.630621708210000</text:p>
          </table:table-cell>
          <table:table-cell office:value-type="float" office:value="162.133919598331">
            <text:p>162.133919598331000</text:p>
          </table:table-cell>
          <table:table-cell office:value-type="float" office:value="163.632316785142">
            <text:p>163.632316785142000</text:p>
          </table:table-cell>
          <table:table-cell office:value-type="float" office:value="165.125938673781">
            <text:p>165.125938673781000</text:p>
          </table:table-cell>
          <table:table-cell office:value-type="float" office:value="166.614905478118">
            <text:p>166.614905478118000</text:p>
          </table:table-cell>
          <table:table-cell office:value-type="float" office:value="168.099332515884">
            <text:p>168.099332515884000</text:p>
          </table:table-cell>
          <table:table-cell office:value-type="float" office:value="169.579330482586">
            <text:p>169.579330482586000</text:p>
          </table:table-cell>
          <table:table-cell office:value-type="float" office:value="171.05500570604">
            <text:p>171.055005706040000</text:p>
          </table:table-cell>
          <table:table-cell office:value-type="float" office:value="172.526460383176">
            <text:p>172.526460383176000</text:p>
          </table:table-cell>
          <table:table-cell office:value-type="float" office:value="173.993792800593">
            <text:p>173.993792800593000</text:p>
          </table:table-cell>
          <table:table-cell table:number-columns-repeated="1003"/>
        </table:table-row>
        <table:table-row table:style-name="ro1">
          <table:table-cell office:value-type="float" office:value="146.870307625797">
            <text:p>146.870307625797000</text:p>
          </table:table-cell>
          <table:table-cell office:value-type="float" office:value="148.437726620342">
            <text:p>148.437726620342000</text:p>
          </table:table-cell>
          <table:table-cell office:value-type="float" office:value="149.9985491922">
            <text:p>149.998549192200000</text:p>
          </table:table-cell>
          <table:table-cell office:value-type="float" office:value="151.552977454706">
            <text:p>151.552977454706000</text:p>
          </table:table-cell>
          <table:table-cell office:value-type="float" office:value="153.101203514908">
            <text:p>153.101203514908000</text:p>
          </table:table-cell>
          <table:table-cell office:value-type="float" office:value="154.643410152421">
            <text:p>154.643410152421000</text:p>
          </table:table-cell>
          <table:table-cell office:value-type="float" office:value="156.179771440193">
            <text:p>156.179771440193000</text:p>
          </table:table-cell>
          <table:table-cell office:value-type="float" office:value="157.710453313159">
            <text:p>157.710453313159000</text:p>
          </table:table-cell>
          <table:table-cell office:value-type="float" office:value="159.23561409">
            <text:p>159.235614090000000</text:p>
          </table:table-cell>
          <table:table-cell office:value-type="float" office:value="160.755404952694">
            <text:p>160.755404952694000</text:p>
          </table:table-cell>
          <table:table-cell office:value-type="float" office:value="162.269970387923">
            <text:p>162.269970387923000</text:p>
          </table:table-cell>
          <table:table-cell office:value-type="float" office:value="163.779448594004">
            <text:p>163.779448594004000</text:p>
          </table:table-cell>
          <table:table-cell office:value-type="float" office:value="165.283971856569">
            <text:p>165.283971856569000</text:p>
          </table:table-cell>
          <table:table-cell office:value-type="float" office:value="166.783666895884">
            <text:p>166.783666895884000</text:p>
          </table:table-cell>
          <table:table-cell office:value-type="float" office:value="168.278655188379">
            <text:p>168.278655188379000</text:p>
          </table:table-cell>
          <table:table-cell office:value-type="float" office:value="169.769053264692">
            <text:p>169.769053264692000</text:p>
          </table:table-cell>
          <table:table-cell office:value-type="float" office:value="171.254972986293">
            <text:p>171.254972986293000</text:p>
          </table:table-cell>
          <table:table-cell office:value-type="float" office:value="172.736521802536">
            <text:p>172.736521802536000</text:p>
          </table:table-cell>
          <table:table-cell office:value-type="float" office:value="174.21380298981">
            <text:p>174.213802989810000</text:p>
          </table:table-cell>
          <table:table-cell office:value-type="float" office:value="175.686915874286">
            <text:p>175.686915874286000</text:p>
          </table:table-cell>
          <table:table-cell office:value-type="float" office:value="177.155956039619">
            <text:p>177.155956039619000</text:p>
          </table:table-cell>
          <table:table-cell table:number-columns-repeated="1003"/>
        </table:table-row>
        <table:table-row table:style-name="ro1">
          <table:table-cell office:value-type="float" office:value="150.011882456955">
            <text:p>150.011882456955000</text:p>
          </table:table-cell>
          <table:table-cell office:value-type="float" office:value="151.579371631401">
            <text:p>151.579371631401000</text:p>
          </table:table-cell>
          <table:table-cell office:value-type="float" office:value="153.140398293676">
            <text:p>153.140398293676000</text:p>
          </table:table-cell>
          <table:table-cell office:value-type="float" office:value="154.695156490148">
            <text:p>154.695156490148000</text:p>
          </table:table-cell>
          <table:table-cell office:value-type="float" office:value="156.243830848863">
            <text:p>156.243830848863000</text:p>
          </table:table-cell>
          <table:table-cell office:value-type="float" office:value="157.786597206202">
            <text:p>157.786597206202000</text:p>
          </table:table-cell>
          <table:table-cell office:value-type="float" office:value="159.323623180944">
            <text:p>159.323623180944000</text:p>
          </table:table-cell>
          <table:table-cell office:value-type="float" office:value="160.855068701009">
            <text:p>160.855068701009000</text:p>
          </table:table-cell>
          <table:table-cell office:value-type="float" office:value="162.381086487578">
            <text:p>162.381086487578000</text:p>
          </table:table-cell>
          <table:table-cell office:value-type="float" office:value="163.901822500729">
            <text:p>163.901822500729000</text:p>
          </table:table-cell>
          <table:table-cell office:value-type="float" office:value="165.417416350266">
            <text:p>165.417416350266000</text:p>
          </table:table-cell>
          <table:table-cell office:value-type="float" office:value="166.928001675003">
            <text:p>166.928001675003000</text:p>
          </table:table-cell>
          <table:table-cell office:value-type="float" office:value="168.433706493424">
            <text:p>168.433706493424000</text:p>
          </table:table-cell>
          <table:table-cell office:value-type="float" office:value="169.934653528305">
            <text:p>169.934653528305000</text:p>
          </table:table-cell>
          <table:table-cell office:value-type="float" office:value="171.430960507638">
            <text:p>171.430960507638000</text:p>
          </table:table-cell>
          <table:table-cell office:value-type="float" office:value="172.922740443919">
            <text:p>172.922740443919000</text:p>
          </table:table-cell>
          <table:table-cell office:value-type="float" office:value="174.410101893692">
            <text:p>174.410101893692000</text:p>
          </table:table-cell>
          <table:table-cell office:value-type="float" office:value="175.893149199013">
            <text:p>175.893149199013000</text:p>
          </table:table-cell>
          <table:table-cell office:value-type="float" office:value="177.37198271236">
            <text:p>177.371982712360000</text:p>
          </table:table-cell>
          <table:table-cell office:value-type="float" office:value="178.846699006352">
            <text:p>178.846699006352000</text:p>
          </table:table-cell>
          <table:table-cell office:value-type="float" office:value="180.317391069506">
            <text:p>180.317391069506000</text:p>
          </table:table-cell>
          <table:table-cell table:number-columns-repeated="1003"/>
        </table:table-row>
        <table:table-row table:style-name="ro1">
          <table:table-cell office:value-type="float" office:value="153.153458019228">
            <text:p>153.153458019228000</text:p>
          </table:table-cell>
          <table:table-cell office:value-type="float" office:value="154.721014516286">
            <text:p>154.721014516286000</text:p>
          </table:table-cell>
          <table:table-cell office:value-type="float" office:value="156.282237083508">
            <text:p>156.282237083508000</text:p>
          </table:table-cell>
          <table:table-cell office:value-type="float" office:value="157.8373121738">
            <text:p>157.837312173800000</text:p>
          </table:table-cell>
          <table:table-cell office:value-type="float" office:value="159.386417364526">
            <text:p>159.386417364526000</text:p>
          </table:table-cell>
          <table:table-cell office:value-type="float" office:value="160.929721936904">
            <text:p>160.929721936904000</text:p>
          </table:table-cell>
          <table:table-cell office:value-type="float" office:value="162.467387407659">
            <text:p>162.467387407659000</text:p>
          </table:table-cell>
          <table:table-cell office:value-type="float" office:value="163.999568017662">
            <text:p>163.999568017662000</text:p>
          </table:table-cell>
          <table:table-cell office:value-type="float" office:value="165.526411181733">
            <text:p>165.526411181733000</text:p>
          </table:table-cell>
          <table:table-cell office:value-type="float" office:value="167.048057903314">
            <text:p>167.048057903314000</text:p>
          </table:table-cell>
          <table:table-cell office:value-type="float" office:value="168.564643157316">
            <text:p>168.564643157316000</text:p>
          </table:table-cell>
          <table:table-cell office:value-type="float" office:value="170.076296244067">
            <text:p>170.076296244067000</text:p>
          </table:table-cell>
          <table:table-cell office:value-type="float" office:value="171.583141116995">
            <text:p>171.583141116995000</text:p>
          </table:table-cell>
          <table:table-cell office:value-type="float" office:value="173.085296686382">
            <text:p>173.085296686382000</text:p>
          </table:table-cell>
          <table:table-cell office:value-type="float" office:value="174.582877101291">
            <text:p>174.582877101291000</text:p>
          </table:table-cell>
          <table:table-cell office:value-type="float" office:value="176.075992011565">
            <text:p>176.075992011565000</text:p>
          </table:table-cell>
          <table:table-cell office:value-type="float" office:value="177.564746811572">
            <text:p>177.564746811572000</text:p>
          </table:table-cell>
          <table:table-cell office:value-type="float" office:value="179.049242867252">
            <text:p>179.049242867252000</text:p>
          </table:table-cell>
          <table:table-cell office:value-type="float" office:value="180.529577727821">
            <text:p>180.529577727821000</text:p>
          </table:table-cell>
          <table:table-cell office:value-type="float" office:value="182.005845323398">
            <text:p>182.005845323398000</text:p>
          </table:table-cell>
          <table:table-cell office:value-type="float" office:value="183.478136149669">
            <text:p>183.478136149669000</text:p>
          </table:table-cell>
          <table:table-cell table:number-columns-repeated="1003"/>
        </table:table-row>
        <table:table-row table:style-name="ro1">
          <table:table-cell office:value-type="float" office:value="156.295034268534">
            <text:p>156.295034268534000</text:p>
          </table:table-cell>
          <table:table-cell office:value-type="float" office:value="157.86265540193">
            <text:p>157.862655401930000</text:p>
          </table:table-cell>
          <table:table-cell office:value-type="float" office:value="159.424066171418">
            <text:p>159.424066171418000</text:p>
          </table:table-cell>
          <table:table-cell office:value-type="float" office:value="160.979445873597">
            <text:p>160.979445873597000</text:p>
          </table:table-cell>
          <table:table-cell office:value-type="float" office:value="162.528965431386">
            <text:p>162.528965431386000</text:p>
          </table:table-cell>
          <table:table-cell office:value-type="float" office:value="164.072787930528">
            <text:p>164.072787930528000</text:p>
          </table:table-cell>
          <table:table-cell office:value-type="float" office:value="165.61106911268">
            <text:p>165.611069112680000</text:p>
          </table:table-cell>
          <table:table-cell office:value-type="float" office:value="167.143957829332">
            <text:p>167.143957829332000</text:p>
          </table:table-cell>
          <table:table-cell office:value-type="float" office:value="168.671596460278">
            <text:p>168.671596460278000</text:p>
          </table:table-cell>
          <table:table-cell office:value-type="float" office:value="170.194121299969">
            <text:p>170.194121299969000</text:p>
          </table:table-cell>
          <table:table-cell office:value-type="float" office:value="171.711662914721">
            <text:p>171.711662914721000</text:p>
          </table:table-cell>
          <table:table-cell office:value-type="float" office:value="173.224346473403">
            <text:p>173.224346473403000</text:p>
          </table:table-cell>
          <table:table-cell office:value-type="float" office:value="174.732292053997">
            <text:p>174.732292053997000</text:p>
          </table:table-cell>
          <table:table-cell office:value-type="float" office:value="176.235614928125">
            <text:p>176.235614928125000</text:p>
          </table:table-cell>
          <table:table-cell office:value-type="float" office:value="177.734425825467">
            <text:p>177.734425825467000</text:p>
          </table:table-cell>
          <table:table-cell office:value-type="float" office:value="179.228831179766">
            <text:p>179.228831179766000</text:p>
          </table:table-cell>
          <table:table-cell office:value-type="float" office:value="180.718933357975">
            <text:p>180.718933357975000</text:p>
          </table:table-cell>
          <table:table-cell office:value-type="float" office:value="182.204830873932">
            <text:p>182.204830873932000</text:p>
          </table:table-cell>
          <table:table-cell office:value-type="float" office:value="183.686618587818">
            <text:p>183.686618587818000</text:p>
          </table:table-cell>
          <table:table-cell office:value-type="float" office:value="185.164387892543">
            <text:p>185.164387892543000</text:p>
          </table:table-cell>
          <table:table-cell office:value-type="float" office:value="186.638226888093">
            <text:p>186.638226888093000</text:p>
          </table:table-cell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14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4:32:34</meta:creation-date>
    <dc:date>2012-06-04T14:52:25</dc:date>
    <meta:editing-duration>PT3M10S</meta:editing-duration>
    <meta:editing-cycles>1</meta:editing-cycles>
    <meta:document-statistic meta:table-count="3" meta:cell-count="1071" meta:object-count="0"/>
    <meta:generator>LibreOffice/3.4$Unix LibreOffice_project/340m1$Build-402</meta:generator>
  </office:meta>
</office:document-meta>
</file>